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2.49pt solid #000000" fo:border-right="0.06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0.06pt solid #000000" fo:border-right="2.49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2" table:default-cell-style-name="ce6"/>
        <table:table-column table:style-name="co1" table:default-cell-style-name="ce8"/>
        <table:table-column table:style-name="co1" table:number-columns-repeated="2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number-columns-repeated="2" table:default-cell-style-name="ce10"/>
        <table:table-column table:style-name="co1" table:default-cell-style-name="ce8"/>
        <table:table-column table:style-name="co1" table:number-columns-repeated="7" table:default-cell-style-name="ce10"/>
        <table:table-column table:style-name="co1" table:default-cell-style-name="ce6"/>
        <table:table-column table:style-name="co1" table:default-cell-style-name="ce10"/>
        <table:table-column table:style-name="co1" table:default-cell-style-name="ce13"/>
        <table:table-row table:style-name="ro1">
          <table:table-cell table:style-name="ce1" office:value-type="string" calcext:value-type="string" table:number-columns-spanned="10" table:number-rows-spanned="1">
            <text:p>Emerix Tandem - Cobranzas</text:p>
          </table:table-cell>
          <table:covered-table-cell table:number-columns-repeated="9" table:style-name="Default"/>
          <table:table-cell table:style-name="Default" table:number-columns-repeated="12"/>
        </table:table-row>
        <table:table-row table:style-name="ro1">
          <table:table-cell table:style-name="ce1" office:value-type="string" calcext:value-type="string" table:number-columns-spanned="10" table:number-rows-spanned="1">
            <text:p>Emerix Tandem - Cobranzas</text:p>
          </table:table-cell>
          <table:covered-table-cell table:number-columns-repeated="9" table:style-name="Default"/>
          <table:table-cell table:style-name="Default" table:number-columns-repeated="12"/>
        </table:table-row>
        <table:table-row table:style-name="ro1">
          <table:table-cell table:style-name="ce1" office:value-type="string" calcext:value-type="string" table:number-columns-spanned="10" table:number-rows-spanned="1">
            <text:p>Adm. de Cobros</text:p>
          </table:table-cell>
          <table:covered-table-cell table:number-columns-repeated="9" table:style-name="Default"/>
          <table:table-cell table:style-name="Default" table:number-columns-repeated="12"/>
        </table:table-row>
        <table:table-row table:style-name="ro1">
          <table:table-cell table:style-name="ce1" table:number-columns-spanned="22" table:number-rows-spanned="1"/>
          <table:covered-table-cell table:number-columns-repeated="21" table:style-name="Default"/>
        </table:table-row>
        <table:table-row table:style-name="ro1">
          <table:table-cell table:style-name="ce1" office:value-type="string" calcext:value-type="string" table:number-columns-spanned="22" table:number-rows-spanned="1">
            <text:p>Adm. de Cobros</text:p>
          </table:table-cell>
          <table:covered-table-cell table:number-columns-repeated="21" table:style-name="Default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Fecha Emisión</text:p>
          </table:table-cell>
          <table:table-cell table:style-name="ce5" office:value-type="string" calcext:value-type="string">
            <text:p>Fecha de Pago</text:p>
          </table:table-cell>
          <table:table-cell table:style-name="ce5" office:value-type="string" calcext:value-type="string">
            <text:p>Nro Lote</text:p>
          </table:table-cell>
          <table:table-cell table:style-name="ce5" office:value-type="string" calcext:value-type="string">
            <text:p>Agencia</text:p>
          </table:table-cell>
          <table:table-cell table:style-name="ce5" office:value-type="string" calcext:value-type="string">
            <text:p>Mon</text:p>
          </table:table-cell>
          <table:table-cell table:style-name="ce5" office:value-type="string" calcext:value-type="string">
            <text:p>Importe Pagado</text:p>
          </table:table-cell>
          <table:table-cell table:style-name="ce5" office:value-type="string" calcext:value-type="string">
            <text:p>Mon</text:p>
          </table:table-cell>
          <table:table-cell table:style-name="ce5" office:value-type="string" calcext:value-type="string">
            <text:p>Gastos Judiciales</text:p>
          </table:table-cell>
          <table:table-cell table:style-name="ce5" office:value-type="string" calcext:value-type="string">
            <text:p>Tipo de Producto</text:p>
          </table:table-cell>
          <table:table-cell table:style-name="ce5" office:value-type="string" calcext:value-type="string">
            <text:p>Operacion</text:p>
          </table:table-cell>
          <table:table-cell table:style-name="ce5" office:value-type="string" calcext:value-type="string">
            <text:p>Nro Cliente</text:p>
          </table:table-cell>
          <table:table-cell table:style-name="ce5" office:value-type="string" calcext:value-type="string">
            <text:p>Cliente</text:p>
          </table:table-cell>
          <table:table-cell table:style-name="ce5" office:value-type="string" calcext:value-type="string">
            <text:p>Tipo Nro Documento</text:p>
          </table:table-cell>
          <table:table-cell table:style-name="ce5" office:value-type="string" calcext:value-type="string">
            <text:p>Tipo de Pago</text:p>
          </table:table-cell>
          <table:table-cell table:style-name="ce5" office:value-type="string" calcext:value-type="string">
            <text:p>Medio de Pago</text:p>
          </table:table-cell>
          <table:table-cell table:style-name="ce5" office:value-type="string" calcext:value-type="string">
            <text:p>Banco</text:p>
          </table:table-cell>
          <table:table-cell table:style-name="ce5" office:value-type="string" calcext:value-type="string">
            <text:p>Comprobante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Fecha Cambio Estado</text:p>
          </table:table-cell>
          <table:table-cell table:style-name="ce5" office:value-type="string" calcext:value-type="string">
            <text:p>Usuario Ingreso</text:p>
          </table:table-cell>
          <table:table-cell table:style-name="ce12" office:value-type="string" calcext:value-type="string">
            <text:p>Alertas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7]=&quot;USD&quot;;[.G7]*54.23;[.G7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40980512443617 Tarjeta de Crédito $RD</text:p>
          </table:table-cell>
          <table:table-cell office:value-type="float" office:value="22500510460" calcext:value-type="float">
            <text:p>22500510460</text:p>
          </table:table-cell>
          <table:table-cell office:value-type="string" calcext:value-type="string">
            <text:p>VALENZUELA GONZALEZ, FRANKLIN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EFECTIVO - Efectivo</text:p>
          </table:table-cell>
          <table:table-cell office:value-type="string" calcext:value-type="string">
            <text:p>Banco BHD León</text:p>
          </table:table-cell>
          <table:table-cell table:style-name="ce8" office:value-type="float" office:value="114096781401" calcext:value-type="float">
            <text:p>114096781401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JEFREISY MEDINA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D$</text:p>
          </table:table-cell>
          <table:table-cell table:formula="of:=IF([.H8]=&quot;USD&quot;;[.G8]*54.23;[.G8])" office:value-type="float" office:value="2000" calcext:value-type="float">
            <text:p>2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63340503933088 Tarjeta de Crédito $RD</text:p>
          </table:table-cell>
          <table:table-cell office:value-type="float" office:value="111107264" calcext:value-type="float">
            <text:p>111107264</text:p>
          </table:table-cell>
          <table:table-cell office:value-type="string" calcext:value-type="string">
            <text:p>CALDERON FERNANDEZ, EDWARD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 table:style-name="ce8" office:value-type="float" office:value="5579" calcext:value-type="float">
            <text:p>5579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JEFREISY MEDINA</text:p>
          </table:table-cell>
          <table:table-cell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3 - Maria Santana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9]=&quot;USD&quot;;[.G9]*54.23;[.G9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10870000419076 Tarjeta de Crédito $RD</text:p>
          </table:table-cell>
          <table:table-cell office:value-type="float" office:value="201495082" calcext:value-type="float">
            <text:p>201495082</text:p>
          </table:table-cell>
          <table:table-cell office:value-type="string" calcext:value-type="string">
            <text:p>DELGADO PE?A, JULIO ESTARLING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 table:style-name="ce8" office:value-type="float" office:value="4333" calcext:value-type="float">
            <text:p>4333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JEFREISY MEDINA</text:p>
          </table:table-cell>
          <table:table-cell/>
        </table:table-row>
        <table:table-row table:style-name="ro1">
          <table:table-cell office:value-type="float" office:value="1675" calcext:value-type="float">
            <text:p>1675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RD$</text:p>
          </table:table-cell>
          <table:table-cell table:formula="of:=IF([.H10]=&quot;USD&quot;;[.G10]*54.23;[.G10])" office:value-type="float" office:value="1070" calcext:value-type="float">
            <text:p>107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63340504036212 Tarjeta de Crédito $RD</text:p>
          </table:table-cell>
          <table:table-cell office:value-type="float" office:value="22900043013" calcext:value-type="float">
            <text:p>22900043013</text:p>
          </table:table-cell>
          <table:table-cell office:value-type="string" calcext:value-type="string">
            <text:p>MONTERO MONTERO, JEAN CARLOS ANTONIO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Sin Informar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VALERIA JIMENEZ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6300" calcext:value-type="float">
            <text:p>16300</text:p>
          </table:table-cell>
          <table:table-cell office:value-type="string" calcext:value-type="string">
            <text:p>RD$</text:p>
          </table:table-cell>
          <table:table-cell table:formula="of:=IF([.H11]=&quot;USD&quot;;[.G11]*54.23;[.G11])" office:value-type="float" office:value="16300" calcext:value-type="float">
            <text:p>163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 -5488760015454753 Tarjeta de Crédito $RD</text:p>
          </table:table-cell>
          <table:table-cell office:value-type="float" office:value="800284507" calcext:value-type="float">
            <text:p>800284507</text:p>
          </table:table-cell>
          <table:table-cell office:value-type="string" calcext:value-type="string">
            <text:p>PORTORREAL HEREDIA, JOANNA</text:p>
          </table:table-cell>
          <table:table-cell/>
          <table:table-cell office:value-type="string" calcext:value-type="string">
            <text:p>PCANC - Pago Cancelatorio Deuda Admin.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Reservas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VALERIA JIMENEZ</text:p>
          </table:table-cell>
          <table:table-cell/>
        </table:table-row>
        <table:table-row table:style-name="ro1">
          <table:table-cell office:value-type="float" office:value="1677" calcext:value-type="float">
            <text:p>1677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D - Sin Definir</text:p>
          </table:table-cell>
          <table:table-cell office:value-type="string" calcext:value-type="string">
            <text:p>S/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D</text:p>
          </table:table-cell>
          <table:table-cell table:formula="of:=IF([.H12]=&quot;USD&quot;;[.G12]*54.23;[.G12])" office:value-type="float" office:value="0" calcext:value-type="float">
            <text:p>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0-Tarjeta de Crédito $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Informar, Sin Informar</text:p>
          </table:table-cell>
          <table:table-cell/>
          <table:table-cell office:value-type="string" calcext:value-type="string">
            <text:p>PRECANC - Precancelacion de Cuotas</text:p>
          </table:table-cell>
          <table:table-cell office:value-type="string" calcext:value-type="string">
            <text:p>CHEQUE - Cheque</text:p>
          </table:table-cell>
          <table:table-cell office:value-type="string" calcext:value-type="string">
            <text:p>Banco Popular Dominicano</text:p>
          </table:table-cell>
          <table:table-cell/>
          <table:table-cell office:value-type="string" calcext:value-type="string">
            <text:p>Pendiente de Confirmación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MANOLO RAMÍREZ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13]=&quot;USD&quot;;[.G13]*54.23;[.G13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40980512621550 Tarjeta de Crédito $RD</text:p>
          </table:table-cell>
          <table:table-cell office:value-type="float" office:value="2601080688" calcext:value-type="float">
            <text:p>2601080688</text:p>
          </table:table-cell>
          <table:table-cell office:value-type="string" calcext:value-type="string">
            <text:p>CASTILLO ANGLERO, CARLOS ALBERTO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MANOLO RAMÍREZ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USD</text:p>
          </table:table-cell>
          <table:table-cell office:value-type="float" office:value="132.57" calcext:value-type="float">
            <text:p>132.57</text:p>
          </table:table-cell>
          <table:table-cell office:value-type="string" calcext:value-type="string">
            <text:p>USD</text:p>
          </table:table-cell>
          <table:table-cell table:formula="of:=IF([.H14]=&quot;USD&quot;;[.G14]*54.23;[.G14])" office:value-type="float" office:value="7189.2711" calcext:value-type="float">
            <text:p>7189.2711</text:p>
          </table:table-cell>
          <table:table-cell office:value-type="string" calcext:value-type="string">
            <text:p>TJCRU - Tarjeta de Crédito US$</text:p>
          </table:table-cell>
          <table:table-cell office:value-type="string" calcext:value-type="string">
            <text:p>TJCRU-5488790026266136D Tarjeta de Crédito US$</text:p>
          </table:table-cell>
          <table:table-cell office:value-type="float" office:value="116341611" calcext:value-type="float">
            <text:p>116341611</text:p>
          </table:table-cell>
          <table:table-cell office:value-type="string" calcext:value-type="string">
            <text:p>TAVERAS VEGA, GISELL BIANELIS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EVA BRITO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D$</text:p>
          </table:table-cell>
          <table:table-cell table:formula="of:=IF([.H15]=&quot;USD&quot;;[.G15]*54.23;[.G15])" office:value-type="float" office:value="3000" calcext:value-type="float">
            <text:p>3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59410000285763 Tarjeta de Crédito $RD</text:p>
          </table:table-cell>
          <table:table-cell office:value-type="float" office:value="118435817" calcext:value-type="float">
            <text:p>118435817</text:p>
          </table:table-cell>
          <table:table-cell office:value-type="string" calcext:value-type="string">
            <text:p>WHITE MAS, RAYSA GEORGIN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WENDY PAYANO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16]=&quot;USD&quot;;[.G16]*54.23;[.G16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88790026294336 Tarjeta de Crédito $RD</text:p>
          </table:table-cell>
          <table:table-cell office:value-type="float" office:value="111042248" calcext:value-type="float">
            <text:p>111042248</text:p>
          </table:table-cell>
          <table:table-cell office:value-type="string" calcext:value-type="string">
            <text:p>DE LA CRUZ ARIAS, ANGELA JOHANN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WENDY PAYANO</text:p>
          </table:table-cell>
          <table:table-cell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D$</text:p>
          </table:table-cell>
          <table:table-cell table:formula="of:=IF([.H17]=&quot;USD&quot;;[.G17]*54.23;[.G17])" office:value-type="float" office:value="3000" calcext:value-type="float">
            <text:p>3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10870000017714 Tarjeta de Crédito $RD</text:p>
          </table:table-cell>
          <table:table-cell office:value-type="float" office:value="3105533842" calcext:value-type="float">
            <text:p>3105533842</text:p>
          </table:table-cell>
          <table:table-cell office:value-type="string" calcext:value-type="string">
            <text:p>SIGOLLEN, KELVIN ARIEL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 table:style-name="ce8" office:value-type="float" office:value="1488" calcext:value-type="float">
            <text:p>1488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JEFREISY MEDINA</text:p>
          </table:table-cell>
          <table:table-cell/>
        </table:table-row>
        <table:table-row table:style-name="ro1">
          <table:table-cell office:value-type="float" office:value="1683" calcext:value-type="float">
            <text:p>1683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D$</text:p>
          </table:table-cell>
          <table:table-cell table:formula="of:=IF([.H18]=&quot;USD&quot;;[.G18]*54.23;[.G18])" office:value-type="float" office:value="2000" calcext:value-type="float">
            <text:p>2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10870000142140 Tarjeta de Crédito $RD</text:p>
          </table:table-cell>
          <table:table-cell office:value-type="float" office:value="119116366" calcext:value-type="float">
            <text:p>119116366</text:p>
          </table:table-cell>
          <table:table-cell office:value-type="string" calcext:value-type="string">
            <text:p>ELIAS ACENCIO, GENESIS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Reservas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EVA BRITO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19]=&quot;USD&quot;;[.G19]*54.23;[.G19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10870000787282 Tarjeta de Crédito $RD</text:p>
          </table:table-cell>
          <table:table-cell office:value-type="float" office:value="7100117741" calcext:value-type="float">
            <text:p>7100117741</text:p>
          </table:table-cell>
          <table:table-cell office:value-type="string" calcext:value-type="string">
            <text:p>FA?A MARTINEZ, BELARMINI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 table:style-name="ce8" office:value-type="float" office:value="114097616821" calcext:value-type="float">
            <text:p>114097616821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JEFREISY MEDINA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D$</text:p>
          </table:table-cell>
          <table:table-cell table:formula="of:=IF([.H20]=&quot;USD&quot;;[.G20]*54.23;[.G20])" office:value-type="float" office:value="800" calcext:value-type="float">
            <text:p>8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63340503933609 Tarjeta de Crédito $RD</text:p>
          </table:table-cell>
          <table:table-cell office:value-type="float" office:value="109120899" calcext:value-type="float">
            <text:p>109120899</text:p>
          </table:table-cell>
          <table:table-cell office:value-type="string" calcext:value-type="string">
            <text:p>BAUTISTA MARTINEZ, MERCEDES MARISOL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MANOLO RAMÍREZ</text:p>
          </table:table-cell>
          <table:table-cell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21]=&quot;USD&quot;;[.G21]*54.23;[.G21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9013680000618442 Tarjeta de Crédito $RD</text:p>
          </table:table-cell>
          <table:table-cell office:value-type="float" office:value="4801020688" calcext:value-type="float">
            <text:p>4801020688</text:p>
          </table:table-cell>
          <table:table-cell office:value-type="string" calcext:value-type="string">
            <text:p>ALMANZAR MEJIA, CARLOS JOSE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 table:style-name="ce8" office:value-type="float" office:value="730275435" calcext:value-type="float">
            <text:p>730275435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SUNEM RUSTAN</text:p>
          </table:table-cell>
          <table:table-cell/>
        </table:table-row>
        <table:table-row table:style-name="ro1">
          <table:table-cell office:value-type="float" office:value="1687" calcext:value-type="float">
            <text:p>1687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1660" calcext:value-type="float">
            <text:p>11660</text:p>
          </table:table-cell>
          <table:table-cell office:value-type="string" calcext:value-type="string">
            <text:p>RD$</text:p>
          </table:table-cell>
          <table:table-cell table:formula="of:=IF([.H22]=&quot;USD&quot;;[.G22]*54.23;[.G22])" office:value-type="float" office:value="11660" calcext:value-type="float">
            <text:p>1166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 -5459410000473328 Tarjeta de Crédito $RD</text:p>
          </table:table-cell>
          <table:table-cell office:value-type="float" office:value="301127304" calcext:value-type="float">
            <text:p>301127304</text:p>
          </table:table-cell>
          <table:table-cell office:value-type="string" calcext:value-type="string">
            <text:p>MACEA CASTILLO, RAQUEL ODALISA</text:p>
          </table:table-cell>
          <table:table-cell/>
          <table:table-cell office:value-type="string" calcext:value-type="string">
            <text:p>PCANC - Pago Cancelatorio Deuda Admin.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ELIZABETH MONTERO</text:p>
          </table:table-cell>
          <table:table-cell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D$</text:p>
          </table:table-cell>
          <table:table-cell table:formula="of:=IF([.H23]=&quot;USD&quot;;[.G23]*54.23;[.G23])" office:value-type="float" office:value="3000" calcext:value-type="float">
            <text:p>3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793040000103993 Tarjeta de Crédito $RD</text:p>
          </table:table-cell>
          <table:table-cell office:value-type="float" office:value="4800644520" calcext:value-type="float">
            <text:p>4800644520</text:p>
          </table:table-cell>
          <table:table-cell office:value-type="string" calcext:value-type="string">
            <text:p>OSORIA VALLEJO, XIOMAR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 table:style-name="ce8" office:value-type="float" office:value="1066" calcext:value-type="float">
            <text:p>1066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DARLENYS MEJÍA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D$</text:p>
          </table:table-cell>
          <table:table-cell table:formula="of:=IF([.H24]=&quot;USD&quot;;[.G24]*54.23;[.G24])" office:value-type="float" office:value="2000" calcext:value-type="float">
            <text:p>2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641330000326023 Tarjeta de Crédito $RD</text:p>
          </table:table-cell>
          <table:table-cell office:value-type="float" office:value="5000419514" calcext:value-type="float">
            <text:p>5000419514</text:p>
          </table:table-cell>
          <table:table-cell office:value-type="string" calcext:value-type="string">
            <text:p>TRINIDAD PLASENCIA, ELVIA MARI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 table:style-name="ce8" office:value-type="float" office:value="789439296" calcext:value-type="float">
            <text:p>789439296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DARLENYS MEJÍA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D$</text:p>
          </table:table-cell>
          <table:table-cell table:formula="of:=IF([.H25]=&quot;USD&quot;;[.G25]*54.23;[.G25])" office:value-type="float" office:value="500" calcext:value-type="float">
            <text:p>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9013680000010152 Tarjeta de Crédito $RD</text:p>
          </table:table-cell>
          <table:table-cell office:value-type="float" office:value="7600179837" calcext:value-type="float">
            <text:p>7600179837</text:p>
          </table:table-cell>
          <table:table-cell office:value-type="string" calcext:value-type="string">
            <text:p>PEREZ CUELLO, JOSE LUIS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Sin Informar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DARLENYS MEJÍA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RD$</text:p>
          </table:table-cell>
          <table:table-cell table:formula="of:=IF([.H26]=&quot;USD&quot;;[.G26]*54.23;[.G26])" office:value-type="float" office:value="950" calcext:value-type="float">
            <text:p>95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88770010650065 Tarjeta de Crédito $RD</text:p>
          </table:table-cell>
          <table:table-cell office:value-type="float" office:value="22301225540" calcext:value-type="float">
            <text:p>22301225540</text:p>
          </table:table-cell>
          <table:table-cell office:value-type="string" calcext:value-type="string">
            <text:p>DOMINGUEZ DIAZ, SANDY ARTURO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VALERIA JIMENEZ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4 - Fanny abreu</text:p>
          </table:table-cell>
          <table:table-cell office:value-type="string" calcext:value-type="string">
            <text:p>RD$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RD$</text:p>
          </table:table-cell>
          <table:table-cell table:formula="of:=IF([.H27]=&quot;USD&quot;;[.G27]*54.23;[.G27])" office:value-type="float" office:value="1520" calcext:value-type="float">
            <text:p>152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40980512912959 Tarjeta de Crédito $RD</text:p>
          </table:table-cell>
          <table:table-cell office:value-type="float" office:value="40221692755" calcext:value-type="float">
            <text:p>40221692755</text:p>
          </table:table-cell>
          <table:table-cell office:value-type="string" calcext:value-type="string">
            <text:p>CAPELLAN BUENO, JEFFERSON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 table:style-name="ce8" office:value-type="float" office:value="29790" calcext:value-type="float">
            <text:p>29790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DARLENYS MEJÍA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D$</text:p>
          </table:table-cell>
          <table:table-cell table:formula="of:=IF([.H28]=&quot;USD&quot;;[.G28]*54.23;[.G28])" office:value-type="float" office:value="1500" calcext:value-type="float">
            <text:p>1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88760015734014 Tarjeta de Crédito $RD</text:p>
          </table:table-cell>
          <table:table-cell office:value-type="float" office:value="4700383153" calcext:value-type="float">
            <text:p>4700383153</text:p>
          </table:table-cell>
          <table:table-cell office:value-type="string" calcext:value-type="string">
            <text:p>FERNANDEZ VASQUEZ, GEORGINA ALTAGRACI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Sin Informar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NATY REYES</text:p>
          </table:table-cell>
          <table:table-cell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29]=&quot;USD&quot;;[.G29]*54.23;[.G29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8013680500787137 Tarjeta de Crédito $RD</text:p>
          </table:table-cell>
          <table:table-cell office:value-type="float" office:value="9200163955" calcext:value-type="float">
            <text:p>9200163955</text:p>
          </table:table-cell>
          <table:table-cell office:value-type="string" calcext:value-type="string">
            <text:p>CRUZ VARGAS, WALVIS GABRIEL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ELIZABETH MONTERO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D$</text:p>
          </table:table-cell>
          <table:table-cell table:formula="of:=IF([.H30]=&quot;USD&quot;;[.G30]*54.23;[.G30])" office:value-type="float" office:value="1500" calcext:value-type="float">
            <text:p>1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10870000061126 Tarjeta de Crédito $RD</text:p>
          </table:table-cell>
          <table:table-cell office:value-type="float" office:value="6800458249" calcext:value-type="float">
            <text:p>6800458249</text:p>
          </table:table-cell>
          <table:table-cell office:value-type="string" calcext:value-type="string">
            <text:p>GARCIA FRIAS, JOHAN MANUEL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WENDY PAYANO</text:p>
          </table:table-cell>
          <table:table-cell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1 - Mario Cuevas</text:p>
          </table:table-cell>
          <table:table-cell office:value-type="string" calcext:value-type="string">
            <text:p>RD$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D$</text:p>
          </table:table-cell>
          <table:table-cell table:formula="of:=IF([.H31]=&quot;USD&quot;;[.G31]*54.23;[.G31])" office:value-type="float" office:value="2000" calcext:value-type="float">
            <text:p>2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8013680500656811 Tarjeta de Crédito $RD</text:p>
          </table:table-cell>
          <table:table-cell office:value-type="float" office:value="3700533429" calcext:value-type="float">
            <text:p>3700533429</text:p>
          </table:table-cell>
          <table:table-cell office:value-type="string" calcext:value-type="string">
            <text:p>BALBUENA, ASTERIO DANIEL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Reservas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VALERIA JIMENEZ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D$</text:p>
          </table:table-cell>
          <table:table-cell table:formula="of:=IF([.H32]=&quot;USD&quot;;[.G32]*54.23;[.G32])" office:value-type="float" office:value="500" calcext:value-type="float">
            <text:p>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641330000182509 Tarjeta de Crédito $RD</text:p>
          </table:table-cell>
          <table:table-cell office:value-type="float" office:value="103397154" calcext:value-type="float">
            <text:p>103397154</text:p>
          </table:table-cell>
          <table:table-cell office:value-type="string" calcext:value-type="string">
            <text:p>PERDOMO TROCOSO, DOMINGO ANTONIO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ELIZABETH MONTERO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RD$</text:p>
          </table:table-cell>
          <table:table-cell table:formula="of:=IF([.H33]=&quot;USD&quot;;[.G33]*54.23;[.G33])" office:value-type="float" office:value="4000" calcext:value-type="float">
            <text:p>4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 -5459410000365508 Tarjeta de Crédito $RD</text:p>
          </table:table-cell>
          <table:table-cell office:value-type="float" office:value="103004461" calcext:value-type="float">
            <text:p>103004461</text:p>
          </table:table-cell>
          <table:table-cell office:value-type="string" calcext:value-type="string">
            <text:p>MILIANO MEDRANO, LINA ALTAGRACIA</text:p>
          </table:table-cell>
          <table:table-cell/>
          <table:table-cell office:value-type="string" calcext:value-type="string">
            <text:p>PCANC - Pago Cancelatorio Deuda Admin.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Reservas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CARLA PAYANO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34]=&quot;USD&quot;;[.G34]*54.23;[.G34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63340503389224 Tarjeta de Crédito $RD</text:p>
          </table:table-cell>
          <table:table-cell office:value-type="float" office:value="22800042339" calcext:value-type="float">
            <text:p>22800042339</text:p>
          </table:table-cell>
          <table:table-cell office:value-type="string" calcext:value-type="string">
            <text:p>SOLANO FRIAS, FERMIN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Reservas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VALERIA JIMENEZ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35]=&quot;USD&quot;;[.G35]*54.23;[.G35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63340504162778 Tarjeta de Crédito $RD</text:p>
          </table:table-cell>
          <table:table-cell office:value-type="float" office:value="22900295886" calcext:value-type="float">
            <text:p>22900295886</text:p>
          </table:table-cell>
          <table:table-cell office:value-type="string" calcext:value-type="string">
            <text:p>MEDINA VENTURA, YUNIOR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Reservas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ELIZABETH MONTERO</text:p>
          </table:table-cell>
          <table:table-cell/>
        </table:table-row>
        <table:table-row table:style-name="ro1">
          <table:table-cell office:value-type="float" office:value="1701" calcext:value-type="float">
            <text:p>1701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D$</text:p>
          </table:table-cell>
          <table:table-cell table:formula="of:=IF([.H36]=&quot;USD&quot;;[.G36]*54.23;[.G36])" office:value-type="float" office:value="3000" calcext:value-type="float">
            <text:p>3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8013680500845208 Tarjeta de Crédito $RD</text:p>
          </table:table-cell>
          <table:table-cell office:value-type="float" office:value="40220383497" calcext:value-type="float">
            <text:p>40220383497</text:p>
          </table:table-cell>
          <table:table-cell office:value-type="string" calcext:value-type="string">
            <text:p>AQUINO SOLANO, JULIO ARMANDO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CARLA PAYANO</text:p>
          </table:table-cell>
          <table:table-cell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RD$</text:p>
          </table:table-cell>
          <table:table-cell table:formula="of:=IF([.H37]=&quot;USD&quot;;[.G37]*54.23;[.G37])" office:value-type="float" office:value="1200" calcext:value-type="float">
            <text:p>12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63340503625973 Tarjeta de Crédito $RD</text:p>
          </table:table-cell>
          <table:table-cell office:value-type="float" office:value="1400042097" calcext:value-type="float">
            <text:p>1400042097</text:p>
          </table:table-cell>
          <table:table-cell office:value-type="string" calcext:value-type="string">
            <text:p>DE OLEO MORILLO, RODRIGUEZ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Reservas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ELIZABETH MONTERO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38]=&quot;USD&quot;;[.G38]*54.23;[.G38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63340504057861 Tarjeta de Crédito $RD</text:p>
          </table:table-cell>
          <table:table-cell office:value-type="float" office:value="115063851" calcext:value-type="float">
            <text:p>115063851</text:p>
          </table:table-cell>
          <table:table-cell office:value-type="string" calcext:value-type="string">
            <text:p>CORDERO CANARIO, COLAS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Reservas</text:p>
          </table:table-cell>
          <table:table-cell office:value-type="string" calcext:value-type="string">
            <text:p>u26418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DARLENYS MEJÍA</text:p>
          </table:table-cell>
          <table:table-cell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D$</text:p>
          </table:table-cell>
          <table:table-cell table:formula="of:=IF([.H39]=&quot;USD&quot;;[.G39]*54.23;[.G39])" office:value-type="float" office:value="10000" calcext:value-type="float">
            <text:p>10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59410000435129 Tarjeta de Crédito $RD</text:p>
          </table:table-cell>
          <table:table-cell office:value-type="float" office:value="1100338357" calcext:value-type="float">
            <text:p>1100338357</text:p>
          </table:table-cell>
          <table:table-cell office:value-type="string" calcext:value-type="string">
            <text:p>CESPEDES LORENZO, CRISNA MARI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 table:style-name="ce8" office:value-type="float" office:value="4120" calcext:value-type="float">
            <text:p>4120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JEFREISY MEDINA</text:p>
          </table:table-cell>
          <table:table-cell/>
        </table:table-row>
        <table:table-row table:style-name="ro1">
          <table:table-cell office:value-type="float" office:value="1705" calcext:value-type="float">
            <text:p>1705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RD$</text:p>
          </table:table-cell>
          <table:table-cell table:formula="of:=IF([.H40]=&quot;USD&quot;;[.G40]*54.23;[.G40])" office:value-type="float" office:value="5000" calcext:value-type="float">
            <text:p>5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40980512367808 Tarjeta de Crédito $RD</text:p>
          </table:table-cell>
          <table:table-cell office:value-type="float" office:value="2300744741" calcext:value-type="float">
            <text:p>2300744741</text:p>
          </table:table-cell>
          <table:table-cell office:value-type="string" calcext:value-type="string">
            <text:p>MATEO NU?EZ, AIDA ELEN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VALERIA JIMENEZ</text:p>
          </table:table-cell>
          <table:table-cell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USD</text:p>
          </table:table-cell>
          <table:table-cell office:value-type="float" office:value="56.81" calcext:value-type="float">
            <text:p>56.81</text:p>
          </table:table-cell>
          <table:table-cell office:value-type="string" calcext:value-type="string">
            <text:p>USD</text:p>
          </table:table-cell>
          <table:table-cell table:formula="of:=IF([.H41]=&quot;USD&quot;;[.G41]*54.23;[.G41])" office:value-type="float" office:value="3080.8063" calcext:value-type="float">
            <text:p>3080.8063</text:p>
          </table:table-cell>
          <table:table-cell office:value-type="string" calcext:value-type="string">
            <text:p>TJCRU - Tarjeta de Crédito US$</text:p>
          </table:table-cell>
          <table:table-cell office:value-type="string" calcext:value-type="string">
            <text:p>TJCRU-4540980512898554D Tarjeta de Crédito US$</text:p>
          </table:table-cell>
          <table:table-cell office:value-type="float" office:value="113513691" calcext:value-type="float">
            <text:p>113513691</text:p>
          </table:table-cell>
          <table:table-cell office:value-type="string" calcext:value-type="string">
            <text:p>SALDA?A GUZMAN, LEANDRO ANTONIO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CARLA PAYANO</text:p>
          </table:table-cell>
          <table:table-cell/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15 - Rosaida Pardilla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42]=&quot;USD&quot;;[.G42]*54.23;[.G42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63340503986227 Tarjeta de Crédito $RD</text:p>
          </table:table-cell>
          <table:table-cell office:value-type="float" office:value="22400615294" calcext:value-type="float">
            <text:p>22400615294</text:p>
          </table:table-cell>
          <table:table-cell office:value-type="string" calcext:value-type="string">
            <text:p>BAEZ REYES, ENEROLIZ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Reservas</text:p>
          </table:table-cell>
          <table:table-cell office:value-type="string" calcext:value-type="string">
            <text:p>u25934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JEFREISY MEDINA</text:p>
          </table:table-cell>
          <table:table-cell/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D$</text:p>
          </table:table-cell>
          <table:table-cell table:formula="of:=IF([.H43]=&quot;USD&quot;;[.G43]*54.23;[.G43])" office:value-type="float" office:value="1500" calcext:value-type="float">
            <text:p>1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88760015923450 Tarjeta de Crédito $RD</text:p>
          </table:table-cell>
          <table:table-cell office:value-type="float" office:value="22301659185" calcext:value-type="float">
            <text:p>22301659185</text:p>
          </table:table-cell>
          <table:table-cell office:value-type="string" calcext:value-type="string">
            <text:p>NOVA VALDEZ MARIA ALEJANDRA, NOVA VALDEZ MARIA ALEJANDR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VALERIA JIMENEZ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D$</text:p>
          </table:table-cell>
          <table:table-cell table:formula="of:=IF([.H44]=&quot;USD&quot;;[.G44]*54.23;[.G44])" office:value-type="float" office:value="2000" calcext:value-type="float">
            <text:p>2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40980512994254 Tarjeta de Crédito $RD</text:p>
          </table:table-cell>
          <table:table-cell office:value-type="float" office:value="40221174606" calcext:value-type="float">
            <text:p>40221174606</text:p>
          </table:table-cell>
          <table:table-cell office:value-type="string" calcext:value-type="string">
            <text:p>BRUJAN PEREZ, RAMON ANTONIO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ELIZABETH MONTERO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RD$</text:p>
          </table:table-cell>
          <table:table-cell table:formula="of:=IF([.H45]=&quot;USD&quot;;[.G45]*54.23;[.G45])" office:value-type="float" office:value="8500" calcext:value-type="float">
            <text:p>8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 -4641330000064871 Tarjeta de Crédito $RD</text:p>
          </table:table-cell>
          <table:table-cell office:value-type="float" office:value="40220207530" calcext:value-type="float">
            <text:p>40220207530</text:p>
          </table:table-cell>
          <table:table-cell office:value-type="string" calcext:value-type="string">
            <text:p>PINALES MONTAÑO, LICELOTTE</text:p>
          </table:table-cell>
          <table:table-cell/>
          <table:table-cell office:value-type="string" calcext:value-type="string">
            <text:p>PCANC - Pago Cancelatorio Deuda Admin.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YUNIOL ENCARNACION</text:p>
          </table:table-cell>
          <table:table-cell/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D$</text:p>
          </table:table-cell>
          <table:table-cell table:formula="of:=IF([.H46]=&quot;USD&quot;;[.G46]*54.23;[.G46])" office:value-type="float" office:value="2000" calcext:value-type="float">
            <text:p>2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9013680000809959 Tarjeta de Crédito $RD</text:p>
          </table:table-cell>
          <table:table-cell office:value-type="float" office:value="22500256783" calcext:value-type="float">
            <text:p>22500256783</text:p>
          </table:table-cell>
          <table:table-cell office:value-type="string" calcext:value-type="string">
            <text:p>ROSARIO ROSARIO, NATHALY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YUNIOL ENCARNACION</text:p>
          </table:table-cell>
          <table:table-cell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D$</text:p>
          </table:table-cell>
          <table:table-cell table:formula="of:=IF([.H47]=&quot;USD&quot;;[.G47]*54.23;[.G47])" office:value-type="float" office:value="1500" calcext:value-type="float">
            <text:p>1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88760015980344 Tarjeta de Crédito $RD</text:p>
          </table:table-cell>
          <table:table-cell office:value-type="float" office:value="6000040623" calcext:value-type="float">
            <text:p>6000040623</text:p>
          </table:table-cell>
          <table:table-cell office:value-type="string" calcext:value-type="string">
            <text:p>GONZALEZ MEREGILDO, ANGEL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YUNIOL ENCARNACION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D$</text:p>
          </table:table-cell>
          <table:table-cell table:formula="of:=IF([.H48]=&quot;USD&quot;;[.G48]*54.23;[.G48])" office:value-type="float" office:value="3000" calcext:value-type="float">
            <text:p>3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 -4563340503843493 Tarjeta de Crédito $RD</text:p>
          </table:table-cell>
          <table:table-cell office:value-type="float" office:value="2800622405" calcext:value-type="float">
            <text:p>2800622405</text:p>
          </table:table-cell>
          <table:table-cell office:value-type="string" calcext:value-type="string">
            <text:p>GERVACIO MEJIA, JIMER ALEXANDER</text:p>
          </table:table-cell>
          <table:table-cell/>
          <table:table-cell office:value-type="string" calcext:value-type="string">
            <text:p>PCANC - Pago Cancelatorio Deuda Admin.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 table:style-name="ce8" office:value-type="float" office:value="2949" calcext:value-type="float">
            <text:p>2949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JEFREISY MEDINA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D$</text:p>
          </table:table-cell>
          <table:table-cell table:formula="of:=IF([.H49]=&quot;USD&quot;;[.G49]*54.23;[.G49])" office:value-type="float" office:value="2500" calcext:value-type="float">
            <text:p>2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59413320100985 Tarjeta de Crédito $RD</text:p>
          </table:table-cell>
          <table:table-cell office:value-type="float" office:value="200211720" calcext:value-type="float">
            <text:p>200211720</text:p>
          </table:table-cell>
          <table:table-cell office:value-type="string" calcext:value-type="string">
            <text:p>BOVE ALCANTARA, ROSALI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 table:style-name="ce8" office:value-type="float" office:value="5831" calcext:value-type="float">
            <text:p>5831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JEFREISY MEDINA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D$</text:p>
          </table:table-cell>
          <table:table-cell table:formula="of:=IF([.H50]=&quot;USD&quot;;[.G50]*54.23;[.G50])" office:value-type="float" office:value="2000" calcext:value-type="float">
            <text:p>2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63340504072589 Tarjeta de Crédito $RD</text:p>
          </table:table-cell>
          <table:table-cell office:value-type="float" office:value="5800334756" calcext:value-type="float">
            <text:p>5800334756</text:p>
          </table:table-cell>
          <table:table-cell office:value-type="string" calcext:value-type="string">
            <text:p>SUAREZ MOREL, FRANKY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Reservas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VALERIA JIMENEZ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D$</text:p>
          </table:table-cell>
          <table:table-cell table:formula="of:=IF([.H51]=&quot;USD&quot;;[.G51]*54.23;[.G51])" office:value-type="float" office:value="10000" calcext:value-type="float">
            <text:p>10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88790026470183 Tarjeta de Crédito $RD</text:p>
          </table:table-cell>
          <table:table-cell office:value-type="float" office:value="116463993" calcext:value-type="float">
            <text:p>116463993</text:p>
          </table:table-cell>
          <table:table-cell office:value-type="string" calcext:value-type="string">
            <text:p>JANSEN RAVELO, ISMAEL ARTURO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WENDY PAYANO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D$</text:p>
          </table:table-cell>
          <table:table-cell table:formula="of:=IF([.H52]=&quot;USD&quot;;[.G52]*54.23;[.G52])" office:value-type="float" office:value="3000" calcext:value-type="float">
            <text:p>3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10870000799386 Tarjeta de Crédito $RD</text:p>
          </table:table-cell>
          <table:table-cell office:value-type="float" office:value="22400444596" calcext:value-type="float">
            <text:p>22400444596</text:p>
          </table:table-cell>
          <table:table-cell office:value-type="string" calcext:value-type="string">
            <text:p>PERDOMO SOSA, LUIS YUNIOR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Reservas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ELIZABETH MONTERO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D$</text:p>
          </table:table-cell>
          <table:table-cell table:formula="of:=IF([.H53]=&quot;USD&quot;;[.G53]*54.23;[.G53])" office:value-type="float" office:value="2500" calcext:value-type="float">
            <text:p>2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40980512818578 Tarjeta de Crédito $RD</text:p>
          </table:table-cell>
          <table:table-cell office:value-type="float" office:value="3700900701" calcext:value-type="float">
            <text:p>3700900701</text:p>
          </table:table-cell>
          <table:table-cell office:value-type="string" calcext:value-type="string">
            <text:p>FAMILIA GUERRERO, JOSE LUIS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MANOLO RAMÍREZ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USD</text:p>
          </table:table-cell>
          <table:table-cell office:value-type="float" office:value="75.75" calcext:value-type="float">
            <text:p>75.75</text:p>
          </table:table-cell>
          <table:table-cell office:value-type="string" calcext:value-type="string">
            <text:p>USD</text:p>
          </table:table-cell>
          <table:table-cell table:formula="of:=IF([.H54]=&quot;USD&quot;;[.G54]*54.23;[.G54])" office:value-type="float" office:value="4107.9225" calcext:value-type="float">
            <text:p>4107.9225</text:p>
          </table:table-cell>
          <table:table-cell office:value-type="string" calcext:value-type="string">
            <text:p>TJCRU - Tarjeta de Crédito US$</text:p>
          </table:table-cell>
          <table:table-cell office:value-type="string" calcext:value-type="string">
            <text:p>TJCRU-4540980513320871D Tarjeta de Crédito US$</text:p>
          </table:table-cell>
          <table:table-cell office:value-type="float" office:value="1800654731" calcext:value-type="float">
            <text:p>1800654731</text:p>
          </table:table-cell>
          <table:table-cell office:value-type="string" calcext:value-type="string">
            <text:p>FELIZ CASTILLO, DONNY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MANOLO RAMÍREZ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D$</text:p>
          </table:table-cell>
          <table:table-cell table:formula="of:=IF([.H55]=&quot;USD&quot;;[.G55]*54.23;[.G55])" office:value-type="float" office:value="500" calcext:value-type="float">
            <text:p>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63340503741887 Tarjeta de Crédito $RD</text:p>
          </table:table-cell>
          <table:table-cell office:value-type="float" office:value="40220005066" calcext:value-type="float">
            <text:p>40220005066</text:p>
          </table:table-cell>
          <table:table-cell office:value-type="string" calcext:value-type="string">
            <text:p>COMAS ORTEGA, RACHELY MARINES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MANOLO RAMÍREZ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D$</text:p>
          </table:table-cell>
          <table:table-cell table:formula="of:=IF([.H56]=&quot;USD&quot;;[.G56]*54.23;[.G56])" office:value-type="float" office:value="3000" calcext:value-type="float">
            <text:p>3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 -4563340504076523 Tarjeta de Crédito $RD</text:p>
          </table:table-cell>
          <table:table-cell office:value-type="float" office:value="117917435" calcext:value-type="float">
            <text:p>117917435</text:p>
          </table:table-cell>
          <table:table-cell office:value-type="string" calcext:value-type="string">
            <text:p>CRUZ, YOHALKA MARIA</text:p>
          </table:table-cell>
          <table:table-cell/>
          <table:table-cell office:value-type="string" calcext:value-type="string">
            <text:p>PCANC - Pago Cancelatorio Deuda Admin.</text:p>
          </table:table-cell>
          <table:table-cell office:value-type="string" calcext:value-type="string">
            <text:p>CHEQUE - Cheque</text:p>
          </table:table-cell>
          <table:table-cell office:value-type="string" calcext:value-type="string">
            <text:p>Banco Popular Dominicano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SUNEM RUSTAN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715" calcext:value-type="float">
            <text:p>2715</text:p>
          </table:table-cell>
          <table:table-cell office:value-type="string" calcext:value-type="string">
            <text:p>RD$</text:p>
          </table:table-cell>
          <table:table-cell table:formula="of:=IF([.H57]=&quot;USD&quot;;[.G57]*54.23;[.G57])" office:value-type="float" office:value="2715" calcext:value-type="float">
            <text:p>2715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40980512724891 Tarjeta de Crédito $RD</text:p>
          </table:table-cell>
          <table:table-cell office:value-type="float" office:value="109172528" calcext:value-type="float">
            <text:p>109172528</text:p>
          </table:table-cell>
          <table:table-cell office:value-type="string" calcext:value-type="string">
            <text:p>MALDONADO VARGAS, DOMING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EVA BRITO</text:p>
          </table:table-cell>
          <table:table-cell/>
        </table:table-row>
        <table:table-row table:style-name="ro1">
          <table:table-cell office:value-type="float" office:value="1723" calcext:value-type="float">
            <text:p>1723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RD$</text:p>
          </table:table-cell>
          <table:table-cell table:formula="of:=IF([.H58]=&quot;USD&quot;;[.G58]*54.23;[.G58])" office:value-type="float" office:value="5000" calcext:value-type="float">
            <text:p>5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59410000103438 Tarjeta de Crédito $RD</text:p>
          </table:table-cell>
          <table:table-cell office:value-type="float" office:value="2200226807" calcext:value-type="float">
            <text:p>2200226807</text:p>
          </table:table-cell>
          <table:table-cell office:value-type="string" calcext:value-type="string">
            <text:p>CASTILLO RAMIREZ, AMPARO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EVA BRITO</text:p>
          </table:table-cell>
          <table:table-cell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RD$</text:p>
          </table:table-cell>
          <table:table-cell table:formula="of:=IF([.H59]=&quot;USD&quot;;[.G59]*54.23;[.G59])" office:value-type="float" office:value="7000" calcext:value-type="float">
            <text:p>7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 -4563340503886195 Tarjeta de Crédito $RD</text:p>
          </table:table-cell>
          <table:table-cell office:value-type="float" office:value="40223111077" calcext:value-type="float">
            <text:p>40223111077</text:p>
          </table:table-cell>
          <table:table-cell office:value-type="string" calcext:value-type="string">
            <text:p>LORENZO FIGUEROA, ELADIO</text:p>
          </table:table-cell>
          <table:table-cell/>
          <table:table-cell office:value-type="string" calcext:value-type="string">
            <text:p>PCANC - Pago Cancelatorio Deuda Admin.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Reservas</text:p>
          </table:table-cell>
          <table:table-cell office:value-type="string" calcext:value-type="string">
            <text:p>comprobando saldo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MANOLO RAMÍREZ</text:p>
          </table:table-cell>
          <table:table-cell/>
        </table:table-row>
        <table:table-row table:style-name="ro1">
          <table:table-cell office:value-type="float" office:value="1725" calcext:value-type="float">
            <text:p>1725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D - Sin Definir</text:p>
          </table:table-cell>
          <table:table-cell office:value-type="string" calcext:value-type="string">
            <text:p>RD$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RD$</text:p>
          </table:table-cell>
          <table:table-cell table:formula="of:=IF([.H60]=&quot;USD&quot;;[.G60]*54.23;[.G60])" office:value-type="float" office:value="4000" calcext:value-type="float">
            <text:p>4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40980512824303 Tarjeta de Crédito $RD</text:p>
          </table:table-cell>
          <table:table-cell office:value-type="float" office:value="11000051323" calcext:value-type="float">
            <text:p>11000051323</text:p>
          </table:table-cell>
          <table:table-cell office:value-type="string" calcext:value-type="string">
            <text:p>GARCIA ALCANTARA, YOKAID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YUNIOL ENCARNACION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D$</text:p>
          </table:table-cell>
          <table:table-cell table:formula="of:=IF([.H61]=&quot;USD&quot;;[.G61]*54.23;[.G61])" office:value-type="float" office:value="20000" calcext:value-type="float">
            <text:p>20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8013680500677577 Tarjeta de Crédito $RD</text:p>
          </table:table-cell>
          <table:table-cell office:value-type="float" office:value="116788894" calcext:value-type="float">
            <text:p>116788894</text:p>
          </table:table-cell>
          <table:table-cell office:value-type="string" calcext:value-type="string">
            <text:p>ENCARNACION JOGA, JOSE ARIEL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 table:style-name="ce8" office:value-type="float" office:value="175249376" calcext:value-type="float">
            <text:p>175249376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SUNEM RUSTAN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RD$</text:p>
          </table:table-cell>
          <table:table-cell table:formula="of:=IF([.H62]=&quot;USD&quot;;[.G62]*54.23;[.G62])" office:value-type="float" office:value="4000" calcext:value-type="float">
            <text:p>4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40980512384530 Tarjeta de Crédito $RD</text:p>
          </table:table-cell>
          <table:table-cell office:value-type="float" office:value="116504275" calcext:value-type="float">
            <text:p>116504275</text:p>
          </table:table-cell>
          <table:table-cell office:value-type="string" calcext:value-type="string">
            <text:p>SANCHEZ MARTINEZ, PATRICIA LETICI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 table:style-name="ce8" office:value-type="float" office:value="4748" calcext:value-type="float">
            <text:p>4748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JEFREISY MEDINA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RD$</text:p>
          </table:table-cell>
          <table:table-cell table:formula="of:=IF([.H63]=&quot;USD&quot;;[.G63]*54.23;[.G63])" office:value-type="float" office:value="25000" calcext:value-type="float">
            <text:p>25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 -4540980512932924 Tarjeta de Crédito $RD</text:p>
          </table:table-cell>
          <table:table-cell office:value-type="float" office:value="111739116" calcext:value-type="float">
            <text:p>111739116</text:p>
          </table:table-cell>
          <table:table-cell office:value-type="string" calcext:value-type="string">
            <text:p>REYES LEYBA, SEVERINO MARTIRE</text:p>
          </table:table-cell>
          <table:table-cell/>
          <table:table-cell office:value-type="string" calcext:value-type="string">
            <text:p>PCANC - Pago Cancelatorio Deuda Admin.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Reservas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VALERIA JIMENEZ</text:p>
          </table:table-cell>
          <table:table-cell/>
        </table:table-row>
        <table:table-row table:style-name="ro1">
          <table:table-cell office:value-type="float" office:value="1729" calcext:value-type="float">
            <text:p>1729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D$</text:p>
          </table:table-cell>
          <table:table-cell table:formula="of:=IF([.H64]=&quot;USD&quot;;[.G64]*54.23;[.G64])" office:value-type="float" office:value="500" calcext:value-type="float">
            <text:p>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641330000393296 Tarjeta de Crédito $RD</text:p>
          </table:table-cell>
          <table:table-cell office:value-type="float" office:value="40224254660" calcext:value-type="float">
            <text:p>40224254660</text:p>
          </table:table-cell>
          <table:table-cell office:value-type="string" calcext:value-type="string">
            <text:p>HEREDIA SENCIEL, DERKIS CAROLIN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VALERIA JIMENEZ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D$</text:p>
          </table:table-cell>
          <table:table-cell table:formula="of:=IF([.H65]=&quot;USD&quot;;[.G65]*54.23;[.G65])" office:value-type="float" office:value="10000" calcext:value-type="float">
            <text:p>10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40980512499213 Tarjeta de Crédito $RD</text:p>
          </table:table-cell>
          <table:table-cell office:value-type="float" office:value="115664385" calcext:value-type="float">
            <text:p>115664385</text:p>
          </table:table-cell>
          <table:table-cell office:value-type="string" calcext:value-type="string">
            <text:p>CASILLA GONZALEZ, LEIDI DIAN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ELIZABETH MONTERO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D$</text:p>
          </table:table-cell>
          <table:table-cell table:formula="of:=IF([.H66]=&quot;USD&quot;;[.G66]*54.23;[.G66])" office:value-type="float" office:value="3000" calcext:value-type="float">
            <text:p>3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8013680500860710 Tarjeta de Crédito $RD</text:p>
          </table:table-cell>
          <table:table-cell office:value-type="float" office:value="2800874618" calcext:value-type="float">
            <text:p>2800874618</text:p>
          </table:table-cell>
          <table:table-cell office:value-type="string" calcext:value-type="string">
            <text:p>JEAN JULES, JEAN WILLIO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NATY REYES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67]=&quot;USD&quot;;[.G67]*54.23;[.G67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641330000006070 Tarjeta de Crédito $RD</text:p>
          </table:table-cell>
          <table:table-cell office:value-type="float" office:value="3300231465" calcext:value-type="float">
            <text:p>3300231465</text:p>
          </table:table-cell>
          <table:table-cell office:value-type="string" calcext:value-type="string">
            <text:p>ARIAS HENRIQUEZ, FRANKLIN DE JESUS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 table:style-name="ce8" office:value-type="float" office:value="5441" calcext:value-type="float">
            <text:p>5441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JEFREISY MEDINA</text:p>
          </table:table-cell>
          <table:table-cell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2" office:value-type="string" calcext:value-type="string">
            <text:p>02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D$</text:p>
          </table:table-cell>
          <table:table-cell table:formula="of:=IF([.H68]=&quot;USD&quot;;[.G68]*54.23;[.G68])" office:value-type="float" office:value="2500" calcext:value-type="float">
            <text:p>2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793040000026343 Tarjeta de Crédito $RD</text:p>
          </table:table-cell>
          <table:table-cell office:value-type="float" office:value="2800418945" calcext:value-type="float">
            <text:p>2800418945</text:p>
          </table:table-cell>
          <table:table-cell office:value-type="string" calcext:value-type="string">
            <text:p>SAMBOY MENDEZ, MERCEDES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 table:style-name="ce8" office:value-type="float" office:value="4469" calcext:value-type="float">
            <text:p>4469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JEFREISY MEDINA</text:p>
          </table:table-cell>
          <table:table-cell/>
        </table:table-row>
        <table:table-row table:style-name="ro1">
          <table:table-cell office:value-type="float" office:value="1735" calcext:value-type="float">
            <text:p>1735</text:p>
          </table:table-cell>
          <table:table-cell table:number-columns-repeated="2" office:value-type="string" calcext:value-type="string">
            <text:p>03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D$</text:p>
          </table:table-cell>
          <table:table-cell table:formula="of:=IF([.H69]=&quot;USD&quot;;[.G69]*54.23;[.G69])" office:value-type="float" office:value="500" calcext:value-type="float">
            <text:p>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10870000050087 Tarjeta de Crédito $RD</text:p>
          </table:table-cell>
          <table:table-cell office:value-type="float" office:value="111100814" calcext:value-type="float">
            <text:p>111100814</text:p>
          </table:table-cell>
          <table:table-cell office:value-type="string" calcext:value-type="string">
            <text:p>CRISOSTOMO ALONZO, ARSENIO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Reservas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3/03/2020</text:p>
          </table:table-cell>
          <table:table-cell office:value-type="string" calcext:value-type="string">
            <text:p>VALERIA JIMENEZ</text:p>
          </table:table-cell>
          <table:table-cell/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2" office:value-type="string" calcext:value-type="string">
            <text:p>03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RD$</text:p>
          </table:table-cell>
          <table:table-cell table:formula="of:=IF([.H70]=&quot;USD&quot;;[.G70]*54.23;[.G70])" office:value-type="float" office:value="1100" calcext:value-type="float">
            <text:p>11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793040000017961 Tarjeta de Crédito $RD</text:p>
          </table:table-cell>
          <table:table-cell office:value-type="float" office:value="3104525393" calcext:value-type="float">
            <text:p>3104525393</text:p>
          </table:table-cell>
          <table:table-cell office:value-type="string" calcext:value-type="string">
            <text:p>ROSARIO PEREZ, YESENI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Reservas</text:p>
          </table:table-cell>
          <table:table-cell office:value-type="string" calcext:value-type="string">
            <text:p>U26316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3/03/2020</text:p>
          </table:table-cell>
          <table:table-cell office:value-type="string" calcext:value-type="string">
            <text:p>CINDY CLASE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table:number-columns-repeated="2" office:value-type="string" calcext:value-type="string">
            <text:p>03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71]=&quot;USD&quot;;[.G71]*54.23;[.G71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88770010641866 Tarjeta de Crédito $RD</text:p>
          </table:table-cell>
          <table:table-cell office:value-type="float" office:value="22500566611" calcext:value-type="float">
            <text:p>22500566611</text:p>
          </table:table-cell>
          <table:table-cell office:value-type="string" calcext:value-type="string">
            <text:p>DE LA CRUZ JIMENEZ, IMELI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Reservas</text:p>
          </table:table-cell>
          <table:table-cell office:value-type="string" calcext:value-type="string">
            <text:p>U25095</text:p>
          </table:table-cell>
          <table:table-cell office:value-type="string" calcext:value-type="string">
            <text:p>Cobro Rechazado</text:p>
          </table:table-cell>
          <table:table-cell office:value-type="string" calcext:value-type="string">
            <text:p>03/03/2020</text:p>
          </table:table-cell>
          <table:table-cell office:value-type="string" calcext:value-type="string">
            <text:p>CINDY CLASE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2" office:value-type="string" calcext:value-type="string">
            <text:p>03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72]=&quot;USD&quot;;[.G72]*54.23;[.G72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9013680000747712 Tarjeta de Crédito $RD</text:p>
          </table:table-cell>
          <table:table-cell office:value-type="float" office:value="22500566611" calcext:value-type="float">
            <text:p>22500566611</text:p>
          </table:table-cell>
          <table:table-cell office:value-type="string" calcext:value-type="string">
            <text:p>DE LA CRUZ JIMENEZ, IMELI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Reservas</text:p>
          </table:table-cell>
          <table:table-cell office:value-type="string" calcext:value-type="string">
            <text:p>U25095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3/03/2020</text:p>
          </table:table-cell>
          <table:table-cell office:value-type="string" calcext:value-type="string">
            <text:p>CINDY CLASE</text:p>
          </table:table-cell>
          <table:table-cell/>
        </table:table-row>
        <table:table-row table:style-name="ro1">
          <table:table-cell office:value-type="float" office:value="1739" calcext:value-type="float">
            <text:p>1739</text:p>
          </table:table-cell>
          <table:table-cell table:number-columns-repeated="2" office:value-type="string" calcext:value-type="string">
            <text:p>03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D$</text:p>
          </table:table-cell>
          <table:table-cell table:formula="of:=IF([.H73]=&quot;USD&quot;;[.G73]*54.23;[.G73])" office:value-type="float" office:value="500" calcext:value-type="float">
            <text:p>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63340504045361 Tarjeta de Crédito $RD</text:p>
          </table:table-cell>
          <table:table-cell office:value-type="float" office:value="22301660134" calcext:value-type="float">
            <text:p>22301660134</text:p>
          </table:table-cell>
          <table:table-cell office:value-type="string" calcext:value-type="string">
            <text:p>GUZMAN CASTILLO ALGENIS, GUZMAN CASTILLO ALGENIS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 table:style-name="ce8" office:value-type="float" office:value="114103549081" calcext:value-type="float">
            <text:p>114103549081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3/03/2020</text:p>
          </table:table-cell>
          <table:table-cell office:value-type="string" calcext:value-type="string">
            <text:p>CINDY CLASE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2" office:value-type="string" calcext:value-type="string">
            <text:p>03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D$</text:p>
          </table:table-cell>
          <table:table-cell table:formula="of:=IF([.H74]=&quot;USD&quot;;[.G74]*54.23;[.G74])" office:value-type="float" office:value="3000" calcext:value-type="float">
            <text:p>3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40980512664790 Tarjeta de Crédito $RD</text:p>
          </table:table-cell>
          <table:table-cell office:value-type="float" office:value="118142595" calcext:value-type="float">
            <text:p>118142595</text:p>
          </table:table-cell>
          <table:table-cell office:value-type="string" calcext:value-type="string">
            <text:p>URIBE FRIAS, WENDY VIRGINI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 office:value-type="string" calcext:value-type="string">
            <text:p>transferencia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3/03/2020</text:p>
          </table:table-cell>
          <table:table-cell office:value-type="string" calcext:value-type="string">
            <text:p>DARLENYS MEJÍA</text:p>
          </table:table-cell>
          <table:table-cell/>
        </table:table-row>
        <table:table-row table:style-name="ro1">
          <table:table-cell office:value-type="float" office:value="1741" calcext:value-type="float">
            <text:p>1741</text:p>
          </table:table-cell>
          <table:table-cell table:number-columns-repeated="2" office:value-type="string" calcext:value-type="string">
            <text:p>03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75]=&quot;USD&quot;;[.G75]*54.23;[.G75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88760015686594 Tarjeta de Crédito $RD</text:p>
          </table:table-cell>
          <table:table-cell office:value-type="float" office:value="103923512" calcext:value-type="float">
            <text:p>103923512</text:p>
          </table:table-cell>
          <table:table-cell office:value-type="string" calcext:value-type="string">
            <text:p>CINTRON MONTERO, MANUEL EDUARDO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 table:style-name="ce8" office:value-type="float" office:value="5837" calcext:value-type="float">
            <text:p>5837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3/03/2020</text:p>
          </table:table-cell>
          <table:table-cell office:value-type="string" calcext:value-type="string">
            <text:p>DARLENYS MEJÍA</text:p>
          </table:table-cell>
          <table:table-cell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2" office:value-type="string" calcext:value-type="string">
            <text:p>03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76]=&quot;USD&quot;;[.G76]*54.23;[.G76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8013680500913493 Tarjeta de Crédito $RD</text:p>
          </table:table-cell>
          <table:table-cell office:value-type="float" office:value="1000872976" calcext:value-type="float">
            <text:p>1000872976</text:p>
          </table:table-cell>
          <table:table-cell office:value-type="string" calcext:value-type="string">
            <text:p>REYES DECENA, JOSE ESCOBI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/>
          <table:table-cell office:value-type="string" calcext:value-type="string">
            <text:p>Cobro Rechazado</text:p>
          </table:table-cell>
          <table:table-cell office:value-type="string" calcext:value-type="string">
            <text:p>03/03/2020</text:p>
          </table:table-cell>
          <table:table-cell office:value-type="string" calcext:value-type="string">
            <text:p>MANOLO RAMÍREZ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table:number-columns-repeated="2" office:value-type="string" calcext:value-type="string">
            <text:p>03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D$</text:p>
          </table:table-cell>
          <table:table-cell table:formula="of:=IF([.H77]=&quot;USD&quot;;[.G77]*54.23;[.G77])" office:value-type="float" office:value="2000" calcext:value-type="float">
            <text:p>2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88770010519906 Tarjeta de Crédito $RD</text:p>
          </table:table-cell>
          <table:table-cell office:value-type="float" office:value="116210600" calcext:value-type="float">
            <text:p>116210600</text:p>
          </table:table-cell>
          <table:table-cell office:value-type="string" calcext:value-type="string">
            <text:p>DE LOS SANTOS MORETA, RAFAEL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3/03/2020</text:p>
          </table:table-cell>
          <table:table-cell office:value-type="string" calcext:value-type="string">
            <text:p>WENDY PAYANO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2" office:value-type="string" calcext:value-type="string">
            <text:p>03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RD$</text:p>
          </table:table-cell>
          <table:table-cell table:formula="of:=IF([.H78]=&quot;USD&quot;;[.G78]*54.23;[.G78])" office:value-type="float" office:value="4000" calcext:value-type="float">
            <text:p>4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63340503949381 Tarjeta de Crédito $RD</text:p>
          </table:table-cell>
          <table:table-cell office:value-type="float" office:value="22900163597" calcext:value-type="float">
            <text:p>22900163597</text:p>
          </table:table-cell>
          <table:table-cell office:value-type="string" calcext:value-type="string">
            <text:p>SANCHEZ MOREL, JOSE ANTONIO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 table:style-name="ce8" office:value-type="float" office:value="61176919" calcext:value-type="float">
            <text:p>61176919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3/03/2020</text:p>
          </table:table-cell>
          <table:table-cell office:value-type="string" calcext:value-type="string">
            <text:p>NAIROBY VINICIO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table:number-columns-repeated="2" office:value-type="string" calcext:value-type="string">
            <text:p>03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RD$</text:p>
          </table:table-cell>
          <table:table-cell table:formula="of:=IF([.H79]=&quot;USD&quot;;[.G79]*54.23;[.G79])" office:value-type="float" office:value="5000" calcext:value-type="float">
            <text:p>5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793040000005081 Tarjeta de Crédito $RD</text:p>
          </table:table-cell>
          <table:table-cell office:value-type="float" office:value="1000047371" calcext:value-type="float">
            <text:p>1000047371</text:p>
          </table:table-cell>
          <table:table-cell office:value-type="string" calcext:value-type="string">
            <text:p>JAVIER SOTO, MARITZ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Reservas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3/03/2020</text:p>
          </table:table-cell>
          <table:table-cell office:value-type="string" calcext:value-type="string">
            <text:p>CARLA PAYANO</text:p>
          </table:table-cell>
          <table:table-cell/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2" office:value-type="string" calcext:value-type="string">
            <text:p>03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80]=&quot;USD&quot;;[.G80]*54.23;[.G80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8013680500913493 Tarjeta de Crédito $RD</text:p>
          </table:table-cell>
          <table:table-cell office:value-type="float" office:value="1000872976" calcext:value-type="float">
            <text:p>1000872976</text:p>
          </table:table-cell>
          <table:table-cell office:value-type="string" calcext:value-type="string">
            <text:p>REYES DECENA, JOSE ESCOBI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3/03/2020</text:p>
          </table:table-cell>
          <table:table-cell office:value-type="string" calcext:value-type="string">
            <text:p>WENDY PAYANO</text:p>
          </table:table-cell>
          <table:table-cell/>
        </table:table-row>
        <table:table-row table:style-name="ro1">
          <table:table-cell office:value-type="float" office:value="1747" calcext:value-type="float">
            <text:p>1747</text:p>
          </table:table-cell>
          <table:table-cell table:number-columns-repeated="2" office:value-type="string" calcext:value-type="string">
            <text:p>03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D$</text:p>
          </table:table-cell>
          <table:table-cell table:formula="of:=IF([.H81]=&quot;USD&quot;;[.G81]*54.23;[.G81])" office:value-type="float" office:value="1500" calcext:value-type="float">
            <text:p>1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40980512610165 Tarjeta de Crédito $RD</text:p>
          </table:table-cell>
          <table:table-cell office:value-type="float" office:value="114146889" calcext:value-type="float">
            <text:p>114146889</text:p>
          </table:table-cell>
          <table:table-cell office:value-type="string" calcext:value-type="string">
            <text:p>TAMAREZ DE LOS SANTOS, ROBERTO ALEJANDRO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 table:style-name="ce8" office:value-type="float" office:value="5802" calcext:value-type="float">
            <text:p>5802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3/03/2020</text:p>
          </table:table-cell>
          <table:table-cell office:value-type="string" calcext:value-type="string">
            <text:p>CINDY CLASE</text:p>
          </table:table-cell>
          <table:table-cell/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2" office:value-type="string" calcext:value-type="string">
            <text:p>03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82]=&quot;USD&quot;;[.G82]*54.23;[.G82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8013680500863037 Tarjeta de Crédito $RD</text:p>
          </table:table-cell>
          <table:table-cell office:value-type="float" office:value="3104741412" calcext:value-type="float">
            <text:p>3104741412</text:p>
          </table:table-cell>
          <table:table-cell office:value-type="string" calcext:value-type="string">
            <text:p>NU?EZ MOREL, HENRY ALBERTO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Sin Informar</text:p>
          </table:table-cell>
          <table:table-cell office:value-type="string" calcext:value-type="string">
            <text:p>U23723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3/03/2020</text:p>
          </table:table-cell>
          <table:table-cell office:value-type="string" calcext:value-type="string">
            <text:p>CINDY CLASE</text:p>
          </table:table-cell>
          <table:table-cell/>
        </table:table-row>
        <table:table-row table:style-name="ro1">
          <table:table-cell office:value-type="float" office:value="1749" calcext:value-type="float">
            <text:p>1749</text:p>
          </table:table-cell>
          <table:table-cell table:number-columns-repeated="2" office:value-type="string" calcext:value-type="string">
            <text:p>03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D$</text:p>
          </table:table-cell>
          <table:table-cell table:formula="of:=IF([.H83]=&quot;USD&quot;;[.G83]*54.23;[.G83])" office:value-type="float" office:value="500" calcext:value-type="float">
            <text:p>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40980513361743 Tarjeta de Crédito $RD</text:p>
          </table:table-cell>
          <table:table-cell office:value-type="float" office:value="5300403770" calcext:value-type="float">
            <text:p>5300403770</text:p>
          </table:table-cell>
          <table:table-cell office:value-type="string" calcext:value-type="string">
            <text:p>VICTORIANO MARTE, FELIZ RAMON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Reservas</text:p>
          </table:table-cell>
          <table:table-cell office:value-type="string" calcext:value-type="string">
            <text:p>u19733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3/03/2020</text:p>
          </table:table-cell>
          <table:table-cell office:value-type="string" calcext:value-type="string">
            <text:p>DARLENYS MEJÍA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2" office:value-type="string" calcext:value-type="string">
            <text:p>03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1 - Mario Cuevas</text:p>
          </table:table-cell>
          <table:table-cell office:value-type="string" calcext:value-type="string">
            <text:p>RD$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D$</text:p>
          </table:table-cell>
          <table:table-cell table:formula="of:=IF([.H84]=&quot;USD&quot;;[.G84]*54.23;[.G84])" office:value-type="float" office:value="2000" calcext:value-type="float">
            <text:p>2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88770010679445 Tarjeta de Crédito $RD</text:p>
          </table:table-cell>
          <table:table-cell office:value-type="float" office:value="40221326024" calcext:value-type="float">
            <text:p>40221326024</text:p>
          </table:table-cell>
          <table:table-cell office:value-type="string" calcext:value-type="string">
            <text:p>PEGUERO LEOCADIO, VICTOR ANGEL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3/03/2020</text:p>
          </table:table-cell>
          <table:table-cell office:value-type="string" calcext:value-type="string">
            <text:p>CARLA PAYANO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2" office:value-type="string" calcext:value-type="string">
            <text:p>03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D$</text:p>
          </table:table-cell>
          <table:table-cell table:formula="of:=IF([.H85]=&quot;USD&quot;;[.G85]*54.23;[.G85])" office:value-type="float" office:value="1500" calcext:value-type="float">
            <text:p>1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63340504263089 Tarjeta de Crédito $RD</text:p>
          </table:table-cell>
          <table:table-cell office:value-type="float" office:value="22400600601" calcext:value-type="float">
            <text:p>22400600601</text:p>
          </table:table-cell>
          <table:table-cell office:value-type="string" calcext:value-type="string">
            <text:p>FOSTER TAVERA, CARLOS MIGUEL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Sin Informar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3/03/2020</text:p>
          </table:table-cell>
          <table:table-cell office:value-type="string" calcext:value-type="string">
            <text:p>CARLA PAYANO</text:p>
          </table:table-cell>
          <table:table-cell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2" office:value-type="string" calcext:value-type="string">
            <text:p>03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86]=&quot;USD&quot;;[.G86]*54.23;[.G86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88760015876567 Tarjeta de Crédito $RD</text:p>
          </table:table-cell>
          <table:table-cell office:value-type="float" office:value="5400926969" calcext:value-type="float">
            <text:p>5400926969</text:p>
          </table:table-cell>
          <table:table-cell office:value-type="string" calcext:value-type="string">
            <text:p>GONZALEZ BENCOSME, JERILEYBIS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 table:style-name="ce8" office:value-type="float" office:value="2820" calcext:value-type="float">
            <text:p>2820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3/03/2020</text:p>
          </table:table-cell>
          <table:table-cell office:value-type="string" calcext:value-type="string">
            <text:p>DARLENYS MEJÍA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table:number-columns-repeated="2" office:value-type="string" calcext:value-type="string">
            <text:p>03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RD$</text:p>
          </table:table-cell>
          <table:table-cell table:formula="of:=IF([.H87]=&quot;USD&quot;;[.G87]*54.23;[.G87])" office:value-type="float" office:value="2700" calcext:value-type="float">
            <text:p>27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63340503149032 Tarjeta de Crédito $RD</text:p>
          </table:table-cell>
          <table:table-cell office:value-type="float" office:value="2301460719" calcext:value-type="float">
            <text:p>2301460719</text:p>
          </table:table-cell>
          <table:table-cell office:value-type="string" calcext:value-type="string">
            <text:p>ROSARIO, CHRISTIAN ALEXANDER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 table:style-name="ce8" office:value-type="float" office:value="5780" calcext:value-type="float">
            <text:p>5780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3/03/2020</text:p>
          </table:table-cell>
          <table:table-cell office:value-type="string" calcext:value-type="string">
            <text:p>CINDY CLASE</text:p>
          </table:table-cell>
          <table:table-cell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2" office:value-type="string" calcext:value-type="string">
            <text:p>03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88]=&quot;USD&quot;;[.G88]*54.23;[.G88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9013680001033161 Tarjeta de Crédito $RD</text:p>
          </table:table-cell>
          <table:table-cell office:value-type="float" office:value="3400356857" calcext:value-type="float">
            <text:p>3400356857</text:p>
          </table:table-cell>
          <table:table-cell office:value-type="string" calcext:value-type="string">
            <text:p>GONZALEZ INOA, MARINO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3/03/2020</text:p>
          </table:table-cell>
          <table:table-cell office:value-type="string" calcext:value-type="string">
            <text:p>CARLA PAYANO</text:p>
          </table:table-cell>
          <table:table-cell/>
        </table:table-row>
        <table:table-row table:style-name="ro1">
          <table:table-cell office:value-type="float" office:value="1755" calcext:value-type="float">
            <text:p>1755</text:p>
          </table:table-cell>
          <table:table-cell table:number-columns-repeated="2" office:value-type="string" calcext:value-type="string">
            <text:p>03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RD$</text:p>
          </table:table-cell>
          <table:table-cell table:formula="of:=IF([.H89]=&quot;USD&quot;;[.G89]*54.23;[.G89])" office:value-type="float" office:value="1250" calcext:value-type="float">
            <text:p>125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88760015786196 Tarjeta de Crédito $RD</text:p>
          </table:table-cell>
          <table:table-cell office:value-type="float" office:value="115917981" calcext:value-type="float">
            <text:p>115917981</text:p>
          </table:table-cell>
          <table:table-cell office:value-type="string" calcext:value-type="string">
            <text:p>CONCEPCION PAULINO, DEIVY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 table:style-name="ce8" office:value-type="float" office:value="5747" calcext:value-type="float">
            <text:p>5747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3/03/2020</text:p>
          </table:table-cell>
          <table:table-cell office:value-type="string" calcext:value-type="string">
            <text:p>JEFREISY MEDINA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2" office:value-type="string" calcext:value-type="string">
            <text:p>03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D$</text:p>
          </table:table-cell>
          <table:table-cell table:formula="of:=IF([.H90]=&quot;USD&quot;;[.G90]*54.23;[.G90])" office:value-type="float" office:value="500" calcext:value-type="float">
            <text:p>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88770010396321 Tarjeta de Crédito $RD</text:p>
          </table:table-cell>
          <table:table-cell office:value-type="float" office:value="115755373" calcext:value-type="float">
            <text:p>115755373</text:p>
          </table:table-cell>
          <table:table-cell office:value-type="string" calcext:value-type="string">
            <text:p>BAUTISTA JIMENEZ, YOEL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3/03/2020</text:p>
          </table:table-cell>
          <table:table-cell office:value-type="string" calcext:value-type="string">
            <text:p>CARLA PAYANO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table:number-columns-repeated="2" office:value-type="string" calcext:value-type="string">
            <text:p>03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91]=&quot;USD&quot;;[.G91]*54.23;[.G91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88770010658258 Tarjeta de Crédito $RD</text:p>
          </table:table-cell>
          <table:table-cell office:value-type="float" office:value="40222322261" calcext:value-type="float">
            <text:p>40222322261</text:p>
          </table:table-cell>
          <table:table-cell office:value-type="string" calcext:value-type="string">
            <text:p>RODRIGUEZ ESTRELLA, KAREN NAOMI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 table:style-name="ce8" office:value-type="float" office:value="6343" calcext:value-type="float">
            <text:p>6343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3/03/2020</text:p>
          </table:table-cell>
          <table:table-cell office:value-type="string" calcext:value-type="string">
            <text:p>JEFREISY MEDINA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2" office:value-type="string" calcext:value-type="string">
            <text:p>03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D$</text:p>
          </table:table-cell>
          <table:table-cell table:formula="of:=IF([.H92]=&quot;USD&quot;;[.G92]*54.23;[.G92])" office:value-type="float" office:value="500" calcext:value-type="float">
            <text:p>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88760015660078 Tarjeta de Crédito $RD</text:p>
          </table:table-cell>
          <table:table-cell office:value-type="float" office:value="111249215" calcext:value-type="float">
            <text:p>111249215</text:p>
          </table:table-cell>
          <table:table-cell office:value-type="string" calcext:value-type="string">
            <text:p>MEDRANO MEDRANO, YEIMI ORDALIZ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 office:value-type="string" calcext:value-type="string">
            <text:p>u26563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3/03/2020</text:p>
          </table:table-cell>
          <table:table-cell office:value-type="string" calcext:value-type="string">
            <text:p>JEFREISY MEDINA</text:p>
          </table:table-cell>
          <table:table-cell/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2" office:value-type="string" calcext:value-type="string">
            <text:p>03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93]=&quot;USD&quot;;[.G93]*54.23;[.G93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63340503204308 Tarjeta de Crédito $RD</text:p>
          </table:table-cell>
          <table:table-cell office:value-type="float" office:value="118936103" calcext:value-type="float">
            <text:p>118936103</text:p>
          </table:table-cell>
          <table:table-cell office:value-type="string" calcext:value-type="string">
            <text:p>RAMIREZ, CARLOS ISRAEL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3/03/2020</text:p>
          </table:table-cell>
          <table:table-cell office:value-type="string" calcext:value-type="string">
            <text:p>WENDY PAYANO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2" office:value-type="string" calcext:value-type="string">
            <text:p>03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D$</text:p>
          </table:table-cell>
          <table:table-cell table:formula="of:=IF([.H94]=&quot;USD&quot;;[.G94]*54.23;[.G94])" office:value-type="float" office:value="2500" calcext:value-type="float">
            <text:p>2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88760015956096 Tarjeta de Crédito $RD</text:p>
          </table:table-cell>
          <table:table-cell office:value-type="float" office:value="7000070735" calcext:value-type="float">
            <text:p>7000070735</text:p>
          </table:table-cell>
          <table:table-cell office:value-type="string" calcext:value-type="string">
            <text:p>ENCARNACION NOVAS, YONNELIS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Reservas</text:p>
          </table:table-cell>
          <table:table-cell office:value-type="string" calcext:value-type="string">
            <text:p>u16686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3/03/2020</text:p>
          </table:table-cell>
          <table:table-cell office:value-type="string" calcext:value-type="string">
            <text:p>JEFREISY MEDINA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2" office:value-type="string" calcext:value-type="string">
            <text:p>03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D$</text:p>
          </table:table-cell>
          <table:table-cell table:formula="of:=IF([.H95]=&quot;USD&quot;;[.G95]*54.23;[.G95])" office:value-type="float" office:value="3000" calcext:value-type="float">
            <text:p>3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641330000070217 Tarjeta de Crédito $RD</text:p>
          </table:table-cell>
          <table:table-cell office:value-type="float" office:value="5401293278" calcext:value-type="float">
            <text:p>5401293278</text:p>
          </table:table-cell>
          <table:table-cell office:value-type="string" calcext:value-type="string">
            <text:p>BENCOSME DE LA CRUZ, JAVIER ALEJANDRO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3/03/2020</text:p>
          </table:table-cell>
          <table:table-cell office:value-type="string" calcext:value-type="string">
            <text:p>CARLA PAYANO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2" office:value-type="string" calcext:value-type="string">
            <text:p>03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D$</text:p>
          </table:table-cell>
          <table:table-cell table:formula="of:=IF([.H96]=&quot;USD&quot;;[.G96]*54.23;[.G96])" office:value-type="float" office:value="500" calcext:value-type="float">
            <text:p>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7013683257850035 Tarjeta de Crédito $RD</text:p>
          </table:table-cell>
          <table:table-cell office:value-type="float" office:value="40222170074" calcext:value-type="float">
            <text:p>40222170074</text:p>
          </table:table-cell>
          <table:table-cell office:value-type="string" calcext:value-type="string">
            <text:p>ALAR DE LA CRUZ, FRANCISCO ALEXANDER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3/03/2020</text:p>
          </table:table-cell>
          <table:table-cell office:value-type="string" calcext:value-type="string">
            <text:p>CARLA PAYANO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table:number-columns-repeated="2" office:value-type="string" calcext:value-type="string">
            <text:p>03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97]=&quot;USD&quot;;[.G97]*54.23;[.G97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9013680000522040 Tarjeta de Crédito $RD</text:p>
          </table:table-cell>
          <table:table-cell office:value-type="float" office:value="116860487" calcext:value-type="float">
            <text:p>116860487</text:p>
          </table:table-cell>
          <table:table-cell office:value-type="string" calcext:value-type="string">
            <text:p>RODRIGUEZ CARRASCO, JOSE MANUEL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Reservas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3/03/2020</text:p>
          </table:table-cell>
          <table:table-cell office:value-type="string" calcext:value-type="string">
            <text:p>CARLA PAYANO</text:p>
          </table:table-cell>
          <table:table-cell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2" office:value-type="string" calcext:value-type="string">
            <text:p>04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98]=&quot;USD&quot;;[.G98]*54.23;[.G98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63340504079378 Tarjeta de Crédito $RD</text:p>
          </table:table-cell>
          <table:table-cell office:value-type="float" office:value="5500272702" calcext:value-type="float">
            <text:p>5500272702</text:p>
          </table:table-cell>
          <table:table-cell office:value-type="string" calcext:value-type="string">
            <text:p>ENCARNACION NU?EZ, RAFAEL ALBERTO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 table:style-name="ce8" office:value-type="float" office:value="1061" calcext:value-type="float">
            <text:p>1061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4/03/2020</text:p>
          </table:table-cell>
          <table:table-cell office:value-type="string" calcext:value-type="string">
            <text:p>CINDY CLASE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2" office:value-type="string" calcext:value-type="string">
            <text:p>04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D$</text:p>
          </table:table-cell>
          <table:table-cell table:formula="of:=IF([.H99]=&quot;USD&quot;;[.G99]*54.23;[.G99])" office:value-type="float" office:value="2500" calcext:value-type="float">
            <text:p>2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8013680500606345 Tarjeta de Crédito $RD</text:p>
          </table:table-cell>
          <table:table-cell office:value-type="float" office:value="5400858030" calcext:value-type="float">
            <text:p>5400858030</text:p>
          </table:table-cell>
          <table:table-cell office:value-type="string" calcext:value-type="string">
            <text:p>ROJAS COLLADO, ANTONIO FRANCISCO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 table:style-name="ce8" office:value-type="float" office:value="6212" calcext:value-type="float">
            <text:p>6212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4/03/2020</text:p>
          </table:table-cell>
          <table:table-cell office:value-type="string" calcext:value-type="string">
            <text:p>JEFREISY MEDINA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2" office:value-type="string" calcext:value-type="string">
            <text:p>04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D$</text:p>
          </table:table-cell>
          <table:table-cell table:formula="of:=IF([.H100]=&quot;USD&quot;;[.G100]*54.23;[.G100])" office:value-type="float" office:value="2500" calcext:value-type="float">
            <text:p>2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10870000609296 Tarjeta de Crédito $RD</text:p>
          </table:table-cell>
          <table:table-cell office:value-type="float" office:value="108768235" calcext:value-type="float">
            <text:p>108768235</text:p>
          </table:table-cell>
          <table:table-cell office:value-type="string" calcext:value-type="string">
            <text:p>MU?OZ PAYANO, ANTONIO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 table:style-name="ce8" office:value-type="float" office:value="996" calcext:value-type="float">
            <text:p>996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4/03/2020</text:p>
          </table:table-cell>
          <table:table-cell office:value-type="string" calcext:value-type="string">
            <text:p>DARLENYS MEJÍA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2" office:value-type="string" calcext:value-type="string">
            <text:p>04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101]=&quot;USD&quot;;[.G101]*54.23;[.G101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63340503922420 Tarjeta de Crédito $RD</text:p>
          </table:table-cell>
          <table:table-cell office:value-type="float" office:value="22500603331" calcext:value-type="float">
            <text:p>22500603331</text:p>
          </table:table-cell>
          <table:table-cell office:value-type="string" calcext:value-type="string">
            <text:p>ENCARNACION FELIZ, VALENTIN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 table:style-name="ce8" office:value-type="float" office:value="5123" calcext:value-type="float">
            <text:p>5123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4/03/2020</text:p>
          </table:table-cell>
          <table:table-cell office:value-type="string" calcext:value-type="string">
            <text:p>DARLENYS MEJÍA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2" office:value-type="string" calcext:value-type="string">
            <text:p>04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RD$</text:p>
          </table:table-cell>
          <table:table-cell table:formula="of:=IF([.H102]=&quot;USD&quot;;[.G102]*54.23;[.G102])" office:value-type="float" office:value="5000" calcext:value-type="float">
            <text:p>5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641330000103026 Tarjeta de Crédito $RD</text:p>
          </table:table-cell>
          <table:table-cell office:value-type="float" office:value="201446291" calcext:value-type="float">
            <text:p>201446291</text:p>
          </table:table-cell>
          <table:table-cell office:value-type="string" calcext:value-type="string">
            <text:p>FERRERA, JOSE MIGUEL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4/03/2020</text:p>
          </table:table-cell>
          <table:table-cell office:value-type="string" calcext:value-type="string">
            <text:p>VALERIA JIMENEZ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2" office:value-type="string" calcext:value-type="string">
            <text:p>04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103]=&quot;USD&quot;;[.G103]*54.23;[.G103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40980512816432 Tarjeta de Crédito $RD</text:p>
          </table:table-cell>
          <table:table-cell office:value-type="float" office:value="201685724" calcext:value-type="float">
            <text:p>201685724</text:p>
          </table:table-cell>
          <table:table-cell office:value-type="string" calcext:value-type="string">
            <text:p>REYES NINA, ALEXIS FRANCISCO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Sin Informar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4/03/2020</text:p>
          </table:table-cell>
          <table:table-cell office:value-type="string" calcext:value-type="string">
            <text:p>VALERIA JIMENEZ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2" office:value-type="string" calcext:value-type="string">
            <text:p>04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104]=&quot;USD&quot;;[.G104]*54.23;[.G104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88770010579629 Tarjeta de Crédito $RD</text:p>
          </table:table-cell>
          <table:table-cell office:value-type="float" office:value="40224158648" calcext:value-type="float">
            <text:p>40224158648</text:p>
          </table:table-cell>
          <table:table-cell office:value-type="string" calcext:value-type="string">
            <text:p>SEVERINO LOPEZ, LEYDI BALOIS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4/03/2020</text:p>
          </table:table-cell>
          <table:table-cell office:value-type="string" calcext:value-type="string">
            <text:p>VALERIA JIMENEZ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2" office:value-type="string" calcext:value-type="string">
            <text:p>04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D$</text:p>
          </table:table-cell>
          <table:table-cell table:formula="of:=IF([.H105]=&quot;USD&quot;;[.G105]*54.23;[.G105])" office:value-type="float" office:value="2000" calcext:value-type="float">
            <text:p>2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40980512740210 Tarjeta de Crédito $RD</text:p>
          </table:table-cell>
          <table:table-cell office:value-type="float" office:value="9400210812" calcext:value-type="float">
            <text:p>9400210812</text:p>
          </table:table-cell>
          <table:table-cell office:value-type="string" calcext:value-type="string">
            <text:p>RODRIGUEZ VARGAS, LEONEL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4/03/2020</text:p>
          </table:table-cell>
          <table:table-cell office:value-type="string" calcext:value-type="string">
            <text:p>VALERIA JIMENEZ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2" office:value-type="string" calcext:value-type="string">
            <text:p>04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US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SD</text:p>
          </table:table-cell>
          <table:table-cell table:formula="of:=IF([.H106]=&quot;USD&quot;;[.G106]*54.23;[.G106])" office:value-type="float" office:value="27115" calcext:value-type="float">
            <text:p>27115</text:p>
          </table:table-cell>
          <table:table-cell office:value-type="string" calcext:value-type="string">
            <text:p>TJCRU - Tarjeta de Crédito US$</text:p>
          </table:table-cell>
          <table:table-cell office:value-type="string" calcext:value-type="string">
            <text:p>TJCRU-5410870000060649D Tarjeta de Crédito US$</text:p>
          </table:table-cell>
          <table:table-cell office:value-type="float" office:value="3103809376" calcext:value-type="float">
            <text:p>3103809376</text:p>
          </table:table-cell>
          <table:table-cell office:value-type="string" calcext:value-type="string">
            <text:p>PE?A HILARIO, RAIMUNDO DE JESUS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 table:style-name="ce8" office:value-type="float" office:value="850" calcext:value-type="float">
            <text:p>850</text:p>
          </table:table-cell>
          <table:table-cell office:value-type="string" calcext:value-type="string">
            <text:p>Cobro Rechazado</text:p>
          </table:table-cell>
          <table:table-cell office:value-type="string" calcext:value-type="string">
            <text:p>04/03/2020</text:p>
          </table:table-cell>
          <table:table-cell office:value-type="string" calcext:value-type="string">
            <text:p>DARLENYS MEJÍA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table:number-columns-repeated="2" office:value-type="string" calcext:value-type="string">
            <text:p>04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RD$</text:p>
          </table:table-cell>
          <table:table-cell table:formula="of:=IF([.H107]=&quot;USD&quot;;[.G107]*54.23;[.G107])" office:value-type="float" office:value="7000" calcext:value-type="float">
            <text:p>7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40800521211062 Tarjeta de Crédito $RD</text:p>
          </table:table-cell>
          <table:table-cell office:value-type="float" office:value="4701765010" calcext:value-type="float">
            <text:p>4701765010</text:p>
          </table:table-cell>
          <table:table-cell office:value-type="string" calcext:value-type="string">
            <text:p>ROMAN PEYNADO, MANUEL ANTONIO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Reservas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4/03/2020</text:p>
          </table:table-cell>
          <table:table-cell office:value-type="string" calcext:value-type="string">
            <text:p>NATY REYES</text:p>
          </table:table-cell>
          <table:table-cell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2" office:value-type="string" calcext:value-type="string">
            <text:p>04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108]=&quot;USD&quot;;[.G108]*54.23;[.G108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9013680000660824 Tarjeta de Crédito $RD</text:p>
          </table:table-cell>
          <table:table-cell office:value-type="float" office:value="114736226" calcext:value-type="float">
            <text:p>114736226</text:p>
          </table:table-cell>
          <table:table-cell office:value-type="string" calcext:value-type="string">
            <text:p>VICENTE VICENTE, JOSE ALTAGRACI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4/03/2020</text:p>
          </table:table-cell>
          <table:table-cell office:value-type="string" calcext:value-type="string">
            <text:p>CARLA PAYANO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2" office:value-type="string" calcext:value-type="string">
            <text:p>04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D$</text:p>
          </table:table-cell>
          <table:table-cell table:formula="of:=IF([.H109]=&quot;USD&quot;;[.G109]*54.23;[.G109])" office:value-type="float" office:value="2000" calcext:value-type="float">
            <text:p>2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40980513186579 Tarjeta de Crédito $RD</text:p>
          </table:table-cell>
          <table:table-cell office:value-type="float" office:value="3102054263" calcext:value-type="float">
            <text:p>3102054263</text:p>
          </table:table-cell>
          <table:table-cell office:value-type="string" calcext:value-type="string">
            <text:p>CABRERA PE?A, HILDA CLAUDI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4/03/2020</text:p>
          </table:table-cell>
          <table:table-cell office:value-type="string" calcext:value-type="string">
            <text:p>VALERIA JIMENEZ</text:p>
          </table:table-cell>
          <table:table-cell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2" office:value-type="string" calcext:value-type="string">
            <text:p>04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D$</text:p>
          </table:table-cell>
          <table:table-cell table:formula="of:=IF([.H110]=&quot;USD&quot;;[.G110]*54.23;[.G110])" office:value-type="float" office:value="2000" calcext:value-type="float">
            <text:p>2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59410000485637 Tarjeta de Crédito $RD</text:p>
          </table:table-cell>
          <table:table-cell office:value-type="float" office:value="8800036025" calcext:value-type="float">
            <text:p>8800036025</text:p>
          </table:table-cell>
          <table:table-cell office:value-type="string" calcext:value-type="string">
            <text:p>CAMACHO TORIBIO, URBANA ANTONI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 table:style-name="ce8" office:value-type="float" office:value="286" calcext:value-type="float">
            <text:p>286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4/03/2020</text:p>
          </table:table-cell>
          <table:table-cell office:value-type="string" calcext:value-type="string">
            <text:p>DARLENYS MEJÍA</text:p>
          </table:table-cell>
          <table:table-cell/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2" office:value-type="string" calcext:value-type="string">
            <text:p>04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15 - Rosaida Pardilla</text:p>
          </table:table-cell>
          <table:table-cell office:value-type="string" calcext:value-type="string">
            <text:p>RD$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D$</text:p>
          </table:table-cell>
          <table:table-cell table:formula="of:=IF([.H111]=&quot;USD&quot;;[.G111]*54.23;[.G111])" office:value-type="float" office:value="1500" calcext:value-type="float">
            <text:p>1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40980512895014 Tarjeta de Crédito $RD</text:p>
          </table:table-cell>
          <table:table-cell office:value-type="float" office:value="4900800535" calcext:value-type="float">
            <text:p>4900800535</text:p>
          </table:table-cell>
          <table:table-cell office:value-type="string" calcext:value-type="string">
            <text:p>GARCIA ACACIO, VICTOR HAVIESEL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 table:style-name="ce8" office:value-type="float" office:value="4980" calcext:value-type="float">
            <text:p>4980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4/03/2020</text:p>
          </table:table-cell>
          <table:table-cell office:value-type="string" calcext:value-type="string">
            <text:p>DARLENYS MEJÍA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2" office:value-type="string" calcext:value-type="string">
            <text:p>04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D$</text:p>
          </table:table-cell>
          <table:table-cell table:formula="of:=IF([.H112]=&quot;USD&quot;;[.G112]*54.23;[.G112])" office:value-type="float" office:value="1500" calcext:value-type="float">
            <text:p>1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63340503837610 Tarjeta de Crédito $RD</text:p>
          </table:table-cell>
          <table:table-cell office:value-type="float" office:value="1201039565" calcext:value-type="float">
            <text:p>1201039565</text:p>
          </table:table-cell>
          <table:table-cell office:value-type="string" calcext:value-type="string">
            <text:p>HERRERA TEJEDA, ANTHONY MANUEL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 table:style-name="ce8" office:value-type="float" office:value="104" calcext:value-type="float">
            <text:p>104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4/03/2020</text:p>
          </table:table-cell>
          <table:table-cell office:value-type="string" calcext:value-type="string">
            <text:p>SUNEM RUSTAN</text:p>
          </table:table-cell>
          <table:table-cell/>
        </table:table-row>
        <table:table-row table:style-name="ro1">
          <table:table-cell office:value-type="float" office:value="1779" calcext:value-type="float">
            <text:p>1779</text:p>
          </table:table-cell>
          <table:table-cell table:number-columns-repeated="2" office:value-type="string" calcext:value-type="string">
            <text:p>04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113]=&quot;USD&quot;;[.G113]*54.23;[.G113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40980512888860 Tarjeta de Crédito $RD</text:p>
          </table:table-cell>
          <table:table-cell office:value-type="float" office:value="40220905364" calcext:value-type="float">
            <text:p>40220905364</text:p>
          </table:table-cell>
          <table:table-cell office:value-type="string" calcext:value-type="string">
            <text:p>LAUREANO SANCHEZ, KEYL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4/03/2020</text:p>
          </table:table-cell>
          <table:table-cell office:value-type="string" calcext:value-type="string">
            <text:p>ELIZABETH MONTERO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2" office:value-type="string" calcext:value-type="string">
            <text:p>04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D$</text:p>
          </table:table-cell>
          <table:table-cell table:formula="of:=IF([.H114]=&quot;USD&quot;;[.G114]*54.23;[.G114])" office:value-type="float" office:value="3000" calcext:value-type="float">
            <text:p>3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21340000008336 Tarjeta de Crédito $RD</text:p>
          </table:table-cell>
          <table:table-cell office:value-type="float" office:value="103140109" calcext:value-type="float">
            <text:p>103140109</text:p>
          </table:table-cell>
          <table:table-cell office:value-type="string" calcext:value-type="string">
            <text:p>REYES NOVA, JUNIOR ANTONIO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Reservas</text:p>
          </table:table-cell>
          <table:table-cell table:style-name="ce8" office:value-type="float" office:value="20907183371" calcext:value-type="float">
            <text:p>20907183371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4/03/2020</text:p>
          </table:table-cell>
          <table:table-cell office:value-type="string" calcext:value-type="string">
            <text:p>CINDY CLASE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2" office:value-type="string" calcext:value-type="string">
            <text:p>04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RD$</text:p>
          </table:table-cell>
          <table:table-cell table:formula="of:=IF([.H115]=&quot;USD&quot;;[.G115]*54.23;[.G115])" office:value-type="float" office:value="5000" calcext:value-type="float">
            <text:p>5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9013680000576236 Tarjeta de Crédito $RD</text:p>
          </table:table-cell>
          <table:table-cell office:value-type="float" office:value="8400166768" calcext:value-type="float">
            <text:p>8400166768</text:p>
          </table:table-cell>
          <table:table-cell office:value-type="string" calcext:value-type="string">
            <text:p>MADE GARCIA, AUDI MERCEDES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Reservas</text:p>
          </table:table-cell>
          <table:table-cell office:value-type="string" calcext:value-type="string">
            <text:p>u25588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4/03/2020</text:p>
          </table:table-cell>
          <table:table-cell office:value-type="string" calcext:value-type="string">
            <text:p>NAIROBY VINICIO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2" office:value-type="string" calcext:value-type="string">
            <text:p>04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116]=&quot;USD&quot;;[.G116]*54.23;[.G116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63340504059925 Tarjeta de Crédito $RD</text:p>
          </table:table-cell>
          <table:table-cell office:value-type="float" office:value="111292785" calcext:value-type="float">
            <text:p>111292785</text:p>
          </table:table-cell>
          <table:table-cell office:value-type="string" calcext:value-type="string">
            <text:p>SANTO MARTINEZ, PEDRO ANTONIO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 table:style-name="ce8" office:value-type="float" office:value="5946" calcext:value-type="float">
            <text:p>5946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4/03/2020</text:p>
          </table:table-cell>
          <table:table-cell office:value-type="string" calcext:value-type="string">
            <text:p>JEFREISY MEDINA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table:number-columns-repeated="2" office:value-type="string" calcext:value-type="string">
            <text:p>04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8335.16" calcext:value-type="float">
            <text:p>28335.16</text:p>
          </table:table-cell>
          <table:table-cell office:value-type="string" calcext:value-type="string">
            <text:p>RD$</text:p>
          </table:table-cell>
          <table:table-cell table:formula="of:=IF([.H117]=&quot;USD&quot;;[.G117]*54.23;[.G117])" office:value-type="float" office:value="28335.16" calcext:value-type="float">
            <text:p>28335.16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 -8013680500942856 Tarjeta de Crédito $RD</text:p>
          </table:table-cell>
          <table:table-cell office:value-type="float" office:value="1800677484" calcext:value-type="float">
            <text:p>1800677484</text:p>
          </table:table-cell>
          <table:table-cell office:value-type="string" calcext:value-type="string">
            <text:p>DIAZ DE LA CRUZ, DIONIVY INOID</text:p>
          </table:table-cell>
          <table:table-cell/>
          <table:table-cell office:value-type="string" calcext:value-type="string">
            <text:p>PCANC - Pago Cancelatorio Deuda Admin.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Reservas</text:p>
          </table:table-cell>
          <table:table-cell table:style-name="ce8" office:value-type="float" office:value="765" calcext:value-type="float">
            <text:p>765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4/03/2020</text:p>
          </table:table-cell>
          <table:table-cell office:value-type="string" calcext:value-type="string">
            <text:p>SUNEM RUSTAN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2" office:value-type="string" calcext:value-type="string">
            <text:p>05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8650" calcext:value-type="float">
            <text:p>8650</text:p>
          </table:table-cell>
          <table:table-cell office:value-type="string" calcext:value-type="string">
            <text:p>RD$</text:p>
          </table:table-cell>
          <table:table-cell table:formula="of:=IF([.H118]=&quot;USD&quot;;[.G118]*54.23;[.G118])" office:value-type="float" office:value="8650" calcext:value-type="float">
            <text:p>865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 -4563340503509409 Tarjeta de Crédito $RD</text:p>
          </table:table-cell>
          <table:table-cell office:value-type="float" office:value="5601453615" calcext:value-type="float">
            <text:p>5601453615</text:p>
          </table:table-cell>
          <table:table-cell office:value-type="string" calcext:value-type="string">
            <text:p>GARCIA SANCHEZ, ROBINSON ANTONIO</text:p>
          </table:table-cell>
          <table:table-cell/>
          <table:table-cell office:value-type="string" calcext:value-type="string">
            <text:p>PCANC - Pago Cancelatorio Deuda Admin.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 table:style-name="ce8" office:value-type="float" office:value="4641" calcext:value-type="float">
            <text:p>4641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5/03/2020</text:p>
          </table:table-cell>
          <table:table-cell office:value-type="string" calcext:value-type="string">
            <text:p>CINDY CLASE</text:p>
          </table:table-cell>
          <table:table-cell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2" office:value-type="string" calcext:value-type="string">
            <text:p>05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D$</text:p>
          </table:table-cell>
          <table:table-cell table:formula="of:=IF([.H119]=&quot;USD&quot;;[.G119]*54.23;[.G119])" office:value-type="float" office:value="2000" calcext:value-type="float">
            <text:p>2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10870000555234 Tarjeta de Crédito $RD</text:p>
          </table:table-cell>
          <table:table-cell office:value-type="float" office:value="10700012684" calcext:value-type="float">
            <text:p>10700012684</text:p>
          </table:table-cell>
          <table:table-cell office:value-type="string" calcext:value-type="string">
            <text:p>JAVIER ACERO, OSCAR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5/03/2020</text:p>
          </table:table-cell>
          <table:table-cell office:value-type="string" calcext:value-type="string">
            <text:p>NATY REYES</text:p>
          </table:table-cell>
          <table:table-cell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2" office:value-type="string" calcext:value-type="string">
            <text:p>05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RD$</text:p>
          </table:table-cell>
          <table:table-cell table:formula="of:=IF([.H120]=&quot;USD&quot;;[.G120]*54.23;[.G120])" office:value-type="float" office:value="1400" calcext:value-type="float">
            <text:p>14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 -9013680000768171 Tarjeta de Crédito $RD</text:p>
          </table:table-cell>
          <table:table-cell office:value-type="float" office:value="1000555258" calcext:value-type="float">
            <text:p>1000555258</text:p>
          </table:table-cell>
          <table:table-cell office:value-type="string" calcext:value-type="string">
            <text:p>MONTERO ADAMES, WILSON</text:p>
          </table:table-cell>
          <table:table-cell/>
          <table:table-cell office:value-type="string" calcext:value-type="string">
            <text:p>PCANC - Pago Cancelatorio Deuda Admin.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Reservas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5/03/2020</text:p>
          </table:table-cell>
          <table:table-cell office:value-type="string" calcext:value-type="string">
            <text:p>ELIZABETH MONTERO</text:p>
          </table:table-cell>
          <table:table-cell/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2" office:value-type="string" calcext:value-type="string">
            <text:p>05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D$</text:p>
          </table:table-cell>
          <table:table-cell table:formula="of:=IF([.H121]=&quot;USD&quot;;[.G121]*54.23;[.G121])" office:value-type="float" office:value="1500" calcext:value-type="float">
            <text:p>1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8013680500344517 Tarjeta de Crédito $RD</text:p>
          </table:table-cell>
          <table:table-cell office:value-type="float" office:value="2301493439" calcext:value-type="float">
            <text:p>2301493439</text:p>
          </table:table-cell>
          <table:table-cell office:value-type="string" calcext:value-type="string">
            <text:p>GARCIA PEGUERO, ELIAS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 office:value-type="string" calcext:value-type="string">
            <text:p>internet banking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5/03/2020</text:p>
          </table:table-cell>
          <table:table-cell office:value-type="string" calcext:value-type="string">
            <text:p>Elizabeth MARTINEZ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2" office:value-type="string" calcext:value-type="string">
            <text:p>05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D$</text:p>
          </table:table-cell>
          <table:table-cell table:formula="of:=IF([.H122]=&quot;USD&quot;;[.G122]*54.23;[.G122])" office:value-type="float" office:value="1500" calcext:value-type="float">
            <text:p>1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9013680000740444 Tarjeta de Crédito $RD</text:p>
          </table:table-cell>
          <table:table-cell office:value-type="float" office:value="22500461250" calcext:value-type="float">
            <text:p>22500461250</text:p>
          </table:table-cell>
          <table:table-cell office:value-type="string" calcext:value-type="string">
            <text:p>HERRERA TURBI, YISSEL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 table:style-name="ce8" office:value-type="float" office:value="45" calcext:value-type="float">
            <text:p>45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5/03/2020</text:p>
          </table:table-cell>
          <table:table-cell office:value-type="string" calcext:value-type="string">
            <text:p>SUNEM RUSTAN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2" office:value-type="string" calcext:value-type="string">
            <text:p>05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123]=&quot;USD&quot;;[.G123]*54.23;[.G123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88760016001579 Tarjeta de Crédito $RD</text:p>
          </table:table-cell>
          <table:table-cell office:value-type="float" office:value="2400237042" calcext:value-type="float">
            <text:p>2400237042</text:p>
          </table:table-cell>
          <table:table-cell office:value-type="string" calcext:value-type="string">
            <text:p>CELESTINO PEREZ, ANA ROS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5/03/2020</text:p>
          </table:table-cell>
          <table:table-cell office:value-type="string" calcext:value-type="string">
            <text:p>YUNIOL ENCARNACION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2" office:value-type="string" calcext:value-type="string">
            <text:p>05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535" calcext:value-type="float">
            <text:p>2535</text:p>
          </table:table-cell>
          <table:table-cell office:value-type="string" calcext:value-type="string">
            <text:p>RD$</text:p>
          </table:table-cell>
          <table:table-cell table:formula="of:=IF([.H124]=&quot;USD&quot;;[.G124]*54.23;[.G124])" office:value-type="float" office:value="2535" calcext:value-type="float">
            <text:p>2535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9013680000861885 Tarjeta de Crédito $RD</text:p>
          </table:table-cell>
          <table:table-cell office:value-type="float" office:value="112815774" calcext:value-type="float">
            <text:p>112815774</text:p>
          </table:table-cell>
          <table:table-cell office:value-type="string" calcext:value-type="string">
            <text:p>DE LOS SANTOS JIMENEZ, JOHANNY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5/03/2020</text:p>
          </table:table-cell>
          <table:table-cell office:value-type="string" calcext:value-type="string">
            <text:p>MANOLO RAMÍREZ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table:number-columns-repeated="2" office:value-type="string" calcext:value-type="string">
            <text:p>05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D$</text:p>
          </table:table-cell>
          <table:table-cell table:formula="of:=IF([.H125]=&quot;USD&quot;;[.G125]*54.23;[.G125])" office:value-type="float" office:value="1500" calcext:value-type="float">
            <text:p>1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8013680500500589 Tarjeta de Crédito $RD</text:p>
          </table:table-cell>
          <table:table-cell office:value-type="float" office:value="5601235541" calcext:value-type="float">
            <text:p>5601235541</text:p>
          </table:table-cell>
          <table:table-cell office:value-type="string" calcext:value-type="string">
            <text:p>LIRANZO SANTANA, SAGRARIO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5/03/2020</text:p>
          </table:table-cell>
          <table:table-cell office:value-type="string" calcext:value-type="string">
            <text:p>VALERIA JIMENEZ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2" office:value-type="string" calcext:value-type="string">
            <text:p>05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126]=&quot;USD&quot;;[.G126]*54.23;[.G126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8013680500239055 Tarjeta de Crédito $RD</text:p>
          </table:table-cell>
          <table:table-cell office:value-type="float" office:value="115227407" calcext:value-type="float">
            <text:p>115227407</text:p>
          </table:table-cell>
          <table:table-cell office:value-type="string" calcext:value-type="string">
            <text:p>PANIAGUA REYES, WILIS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5/03/2020</text:p>
          </table:table-cell>
          <table:table-cell office:value-type="string" calcext:value-type="string">
            <text:p>DIRINE ENCARNACION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table:number-columns-repeated="2" office:value-type="string" calcext:value-type="string">
            <text:p>05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3500" calcext:value-type="float">
            <text:p>13500</text:p>
          </table:table-cell>
          <table:table-cell office:value-type="string" calcext:value-type="string">
            <text:p>RD$</text:p>
          </table:table-cell>
          <table:table-cell table:formula="of:=IF([.H127]=&quot;USD&quot;;[.G127]*54.23;[.G127])" office:value-type="float" office:value="13500" calcext:value-type="float">
            <text:p>13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 -5410870000125038 Tarjeta de Crédito $RD</text:p>
          </table:table-cell>
          <table:table-cell office:value-type="float" office:value="116249178" calcext:value-type="float">
            <text:p>116249178</text:p>
          </table:table-cell>
          <table:table-cell office:value-type="string" calcext:value-type="string">
            <text:p>VERGEZ NINA, JORGE DANIEL</text:p>
          </table:table-cell>
          <table:table-cell/>
          <table:table-cell office:value-type="string" calcext:value-type="string">
            <text:p>PCANC - Pago Cancelatorio Deuda Admin.</text:p>
          </table:table-cell>
          <table:table-cell office:value-type="string" calcext:value-type="string">
            <text:p>EFECTIVO - Efectivo</text:p>
          </table:table-cell>
          <table:table-cell office:value-type="string" calcext:value-type="string">
            <text:p>Sin Informar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5/03/2020</text:p>
          </table:table-cell>
          <table:table-cell office:value-type="string" calcext:value-type="string">
            <text:p>EMELY ROBINSON</text:p>
          </table:table-cell>
          <table:table-cell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2" office:value-type="string" calcext:value-type="string">
            <text:p>05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D$</text:p>
          </table:table-cell>
          <table:table-cell table:formula="of:=IF([.H128]=&quot;USD&quot;;[.G128]*54.23;[.G128])" office:value-type="float" office:value="2000" calcext:value-type="float">
            <text:p>2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10870000805837 Tarjeta de Crédito $RD</text:p>
          </table:table-cell>
          <table:table-cell office:value-type="float" office:value="2200366413" calcext:value-type="float">
            <text:p>2200366413</text:p>
          </table:table-cell>
          <table:table-cell office:value-type="string" calcext:value-type="string">
            <text:p>FELIZ DEL VALLE YINA NEROLIZA, FELIZ DEL VALLE YINA NEROLIZ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Reservas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5/03/2020</text:p>
          </table:table-cell>
          <table:table-cell office:value-type="string" calcext:value-type="string">
            <text:p>WENDY PAYANO</text:p>
          </table:table-cell>
          <table:table-cell/>
        </table:table-row>
        <table:table-row table:style-name="ro1">
          <table:table-cell office:value-type="float" office:value="1795" calcext:value-type="float">
            <text:p>1795</text:p>
          </table:table-cell>
          <table:table-cell table:number-columns-repeated="2" office:value-type="string" calcext:value-type="string">
            <text:p>05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D$</text:p>
          </table:table-cell>
          <table:table-cell table:formula="of:=IF([.H129]=&quot;USD&quot;;[.G129]*54.23;[.G129])" office:value-type="float" office:value="1500" calcext:value-type="float">
            <text:p>1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10870000801323 Tarjeta de Crédito $RD</text:p>
          </table:table-cell>
          <table:table-cell office:value-type="float" office:value="3103096586" calcext:value-type="float">
            <text:p>3103096586</text:p>
          </table:table-cell>
          <table:table-cell office:value-type="string" calcext:value-type="string">
            <text:p>NINA LOPEZ, DANIEL RICARDO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5/03/2020</text:p>
          </table:table-cell>
          <table:table-cell office:value-type="string" calcext:value-type="string">
            <text:p>DIRINE ENCARNACION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table:number-columns-repeated="2" office:value-type="string" calcext:value-type="string">
            <text:p>05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D$</text:p>
          </table:table-cell>
          <table:table-cell table:formula="of:=IF([.H130]=&quot;USD&quot;;[.G130]*54.23;[.G130])" office:value-type="float" office:value="500" calcext:value-type="float">
            <text:p>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59410000651469 Tarjeta de Crédito $RD</text:p>
          </table:table-cell>
          <table:table-cell office:value-type="float" office:value="107969305" calcext:value-type="float">
            <text:p>107969305</text:p>
          </table:table-cell>
          <table:table-cell office:value-type="string" calcext:value-type="string">
            <text:p>NU?EZ DE LOS SANTOS, ERNEST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5/03/2020</text:p>
          </table:table-cell>
          <table:table-cell office:value-type="string" calcext:value-type="string">
            <text:p>VALERIA JIMENEZ</text:p>
          </table:table-cell>
          <table:table-cell/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2" office:value-type="string" calcext:value-type="string">
            <text:p>05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D - Sin Definir</text:p>
          </table:table-cell>
          <table:table-cell office:value-type="string" calcext:value-type="string">
            <text:p>RD$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D$</text:p>
          </table:table-cell>
          <table:table-cell table:formula="of:=IF([.H131]=&quot;USD&quot;;[.G131]*54.23;[.G131])" office:value-type="float" office:value="3000" calcext:value-type="float">
            <text:p>3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 -4793040000055623 Tarjeta de Crédito $RD</text:p>
          </table:table-cell>
          <table:table-cell office:value-type="float" office:value="22500214964" calcext:value-type="float">
            <text:p>22500214964</text:p>
          </table:table-cell>
          <table:table-cell office:value-type="string" calcext:value-type="string">
            <text:p>MONTILLA VALDEZ, YEIGUIN ARISMENDY</text:p>
          </table:table-cell>
          <table:table-cell/>
          <table:table-cell office:value-type="string" calcext:value-type="string">
            <text:p>PCANC - Pago Cancelatorio Deuda Admin.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5/03/2020</text:p>
          </table:table-cell>
          <table:table-cell office:value-type="string" calcext:value-type="string">
            <text:p>WENDY PAYANO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2" office:value-type="string" calcext:value-type="string">
            <text:p>05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D - Sin Definir</text:p>
          </table:table-cell>
          <table:table-cell office:value-type="string" calcext:value-type="string">
            <text:p>RD$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RD$</text:p>
          </table:table-cell>
          <table:table-cell table:formula="of:=IF([.H132]=&quot;USD&quot;;[.G132]*54.23;[.G132])" office:value-type="float" office:value="3500" calcext:value-type="float">
            <text:p>3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 -5410870000781236 Tarjeta de Crédito $RD</text:p>
          </table:table-cell>
          <table:table-cell office:value-type="float" office:value="22500214964" calcext:value-type="float">
            <text:p>22500214964</text:p>
          </table:table-cell>
          <table:table-cell office:value-type="string" calcext:value-type="string">
            <text:p>MONTILLA VALDEZ, YEIGUIN ARISMENDY</text:p>
          </table:table-cell>
          <table:table-cell/>
          <table:table-cell office:value-type="string" calcext:value-type="string">
            <text:p>PCANC - Pago Cancelatorio Deuda Admin.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5/03/2020</text:p>
          </table:table-cell>
          <table:table-cell office:value-type="string" calcext:value-type="string">
            <text:p>WENDY PAYANO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table:number-columns-repeated="2" office:value-type="string" calcext:value-type="string">
            <text:p>05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D$</text:p>
          </table:table-cell>
          <table:table-cell table:formula="of:=IF([.H133]=&quot;USD&quot;;[.G133]*54.23;[.G133])" office:value-type="float" office:value="2000" calcext:value-type="float">
            <text:p>2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 -5488770010648317 Tarjeta de Crédito $RD</text:p>
          </table:table-cell>
          <table:table-cell office:value-type="float" office:value="1000555258" calcext:value-type="float">
            <text:p>1000555258</text:p>
          </table:table-cell>
          <table:table-cell office:value-type="string" calcext:value-type="string">
            <text:p>MONTERO ADAMES, WILSON</text:p>
          </table:table-cell>
          <table:table-cell/>
          <table:table-cell office:value-type="string" calcext:value-type="string">
            <text:p>PCANC - Pago Cancelatorio Deuda Admin.</text:p>
          </table:table-cell>
          <table:table-cell office:value-type="string" calcext:value-type="string">
            <text:p>EFECTIVO - Efectivo</text:p>
          </table:table-cell>
          <table:table-cell office:value-type="string" calcext:value-type="string">
            <text:p>Sin Informar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5/03/2020</text:p>
          </table:table-cell>
          <table:table-cell office:value-type="string" calcext:value-type="string">
            <text:p>EMELY ROBINSON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05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D$</text:p>
          </table:table-cell>
          <table:table-cell table:formula="of:=IF([.H134]=&quot;USD&quot;;[.G134]*54.23;[.G134])" office:value-type="float" office:value="1500" calcext:value-type="float">
            <text:p>1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9013680000188735 Tarjeta de Crédito $RD</text:p>
          </table:table-cell>
          <table:table-cell office:value-type="float" office:value="200154417" calcext:value-type="float">
            <text:p>200154417</text:p>
          </table:table-cell>
          <table:table-cell office:value-type="string" calcext:value-type="string">
            <text:p>PEREZ PEREZ, JOSE ARISTIDES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5/03/2020</text:p>
          </table:table-cell>
          <table:table-cell office:value-type="string" calcext:value-type="string">
            <text:p>CARLA PAYANO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table:number-columns-repeated="2" office:value-type="string" calcext:value-type="string">
            <text:p>05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2 - Alexander Khoury</text:p>
          </table:table-cell>
          <table:table-cell office:value-type="string" calcext:value-type="string">
            <text:p>RD$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D$</text:p>
          </table:table-cell>
          <table:table-cell table:formula="of:=IF([.H135]=&quot;USD&quot;;[.G135]*54.23;[.G135])" office:value-type="float" office:value="2000" calcext:value-type="float">
            <text:p>2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9013680000824180 Tarjeta de Crédito $RD</text:p>
          </table:table-cell>
          <table:table-cell office:value-type="float" office:value="1800594119" calcext:value-type="float">
            <text:p>1800594119</text:p>
          </table:table-cell>
          <table:table-cell office:value-type="string" calcext:value-type="string">
            <text:p>DE LA PAZ FERRERA, FRANKLYN ARTURO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5/03/2020</text:p>
          </table:table-cell>
          <table:table-cell office:value-type="string" calcext:value-type="string">
            <text:p>WENDY PAYANO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table:number-columns-repeated="2" office:value-type="string" calcext:value-type="string">
            <text:p>05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136]=&quot;USD&quot;;[.G136]*54.23;[.G136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9013680000182027 Tarjeta de Crédito $RD</text:p>
          </table:table-cell>
          <table:table-cell office:value-type="float" office:value="118291178" calcext:value-type="float">
            <text:p>118291178</text:p>
          </table:table-cell>
          <table:table-cell office:value-type="string" calcext:value-type="string">
            <text:p>ALMANZAR PEREZ, GABRIELA ANTONI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Sin Informar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5/03/2020</text:p>
          </table:table-cell>
          <table:table-cell office:value-type="string" calcext:value-type="string">
            <text:p>CINDY CLASE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table:number-columns-repeated="2" office:value-type="string" calcext:value-type="string">
            <text:p>05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9200" calcext:value-type="float">
            <text:p>9200</text:p>
          </table:table-cell>
          <table:table-cell office:value-type="string" calcext:value-type="string">
            <text:p>RD$</text:p>
          </table:table-cell>
          <table:table-cell table:formula="of:=IF([.H137]=&quot;USD&quot;;[.G137]*54.23;[.G137])" office:value-type="float" office:value="9200" calcext:value-type="float">
            <text:p>92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 -4563340504175994 Tarjeta de Crédito $RD</text:p>
          </table:table-cell>
          <table:table-cell office:value-type="float" office:value="40221663293" calcext:value-type="float">
            <text:p>40221663293</text:p>
          </table:table-cell>
          <table:table-cell office:value-type="string" calcext:value-type="string">
            <text:p>CARTAGENA DIAZ, RAMON ESTEBAN</text:p>
          </table:table-cell>
          <table:table-cell/>
          <table:table-cell office:value-type="string" calcext:value-type="string">
            <text:p>PCANC - Pago Cancelatorio Deuda Admin.</text:p>
          </table:table-cell>
          <table:table-cell office:value-type="string" calcext:value-type="string">
            <text:p>EFECTIVO - Efectivo</text:p>
          </table:table-cell>
          <table:table-cell office:value-type="string" calcext:value-type="string">
            <text:p>Sin Informar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5/03/2020</text:p>
          </table:table-cell>
          <table:table-cell office:value-type="string" calcext:value-type="string">
            <text:p>EMELY ROBINSON</text:p>
          </table:table-cell>
          <table:table-cell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2" office:value-type="string" calcext:value-type="string">
            <text:p>05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RD$</text:p>
          </table:table-cell>
          <table:table-cell table:formula="of:=IF([.H138]=&quot;USD&quot;;[.G138]*54.23;[.G138])" office:value-type="float" office:value="9500" calcext:value-type="float">
            <text:p>9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 -5410870000311380 Tarjeta de Crédito $RD</text:p>
          </table:table-cell>
          <table:table-cell office:value-type="float" office:value="111442810" calcext:value-type="float">
            <text:p>111442810</text:p>
          </table:table-cell>
          <table:table-cell office:value-type="string" calcext:value-type="string">
            <text:p>FRIAS DE LA ROSA, FELIX EDUARDO</text:p>
          </table:table-cell>
          <table:table-cell/>
          <table:table-cell office:value-type="string" calcext:value-type="string">
            <text:p>PCANC - Pago Cancelatorio Deuda Admin.</text:p>
          </table:table-cell>
          <table:table-cell office:value-type="string" calcext:value-type="string">
            <text:p>CHEQUE - Cheque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5/03/2020</text:p>
          </table:table-cell>
          <table:table-cell office:value-type="string" calcext:value-type="string">
            <text:p>MANOLO RAMÍREZ</text:p>
          </table:table-cell>
          <table:table-cell/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2" office:value-type="string" calcext:value-type="string">
            <text:p>05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D$</text:p>
          </table:table-cell>
          <table:table-cell table:formula="of:=IF([.H139]=&quot;USD&quot;;[.G139]*54.23;[.G139])" office:value-type="float" office:value="3000" calcext:value-type="float">
            <text:p>3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10870000083054 Tarjeta de Crédito $RD</text:p>
          </table:table-cell>
          <table:table-cell office:value-type="float" office:value="5401157903" calcext:value-type="float">
            <text:p>5401157903</text:p>
          </table:table-cell>
          <table:table-cell office:value-type="string" calcext:value-type="string">
            <text:p>MEDINA CORREA, VICTOR MANUEL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5/03/2020</text:p>
          </table:table-cell>
          <table:table-cell office:value-type="string" calcext:value-type="string">
            <text:p>CARLA PAYANO</text:p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2" office:value-type="string" calcext:value-type="string">
            <text:p>05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3880" calcext:value-type="float">
            <text:p>13880</text:p>
          </table:table-cell>
          <table:table-cell office:value-type="string" calcext:value-type="string">
            <text:p>RD$</text:p>
          </table:table-cell>
          <table:table-cell table:formula="of:=IF([.H140]=&quot;USD&quot;;[.G140]*54.23;[.G140])" office:value-type="float" office:value="13880" calcext:value-type="float">
            <text:p>1388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 -9013680000080114 Tarjeta de Crédito $RD</text:p>
          </table:table-cell>
          <table:table-cell office:value-type="float" office:value="100711464" calcext:value-type="float">
            <text:p>100711464</text:p>
          </table:table-cell>
          <table:table-cell office:value-type="string" calcext:value-type="string">
            <text:p>ANGELES VASQUEZ, LUCAS</text:p>
          </table:table-cell>
          <table:table-cell/>
          <table:table-cell office:value-type="string" calcext:value-type="string">
            <text:p>PCANC - Pago Cancelatorio Deuda Admin.</text:p>
          </table:table-cell>
          <table:table-cell office:value-type="string" calcext:value-type="string">
            <text:p>CHEQUE - Cheque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5/03/2020</text:p>
          </table:table-cell>
          <table:table-cell office:value-type="string" calcext:value-type="string">
            <text:p>MANOLO RAMÍREZ</text:p>
          </table:table-cell>
          <table:table-cell/>
        </table:table-row>
        <table:table-row table:style-name="ro1">
          <table:table-cell office:value-type="float" office:value="1807" calcext:value-type="float">
            <text:p>1807</text:p>
          </table:table-cell>
          <table:table-cell table:number-columns-repeated="2" office:value-type="string" calcext:value-type="string">
            <text:p>05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141]=&quot;USD&quot;;[.G141]*54.23;[.G141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40980512951015 Tarjeta de Crédito $RD</text:p>
          </table:table-cell>
          <table:table-cell office:value-type="float" office:value="2800023075" calcext:value-type="float">
            <text:p>2800023075</text:p>
          </table:table-cell>
          <table:table-cell office:value-type="string" calcext:value-type="string">
            <text:p>OLEA SANCHEZ, ELIZABETH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Reservas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5/03/2020</text:p>
          </table:table-cell>
          <table:table-cell office:value-type="string" calcext:value-type="string">
            <text:p>MANOLO RAMÍREZ</text:p>
          </table:table-cell>
          <table:table-cell/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2" office:value-type="string" calcext:value-type="string">
            <text:p>05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RD$</text:p>
          </table:table-cell>
          <table:table-cell table:formula="of:=IF([.H142]=&quot;USD&quot;;[.G142]*54.23;[.G142])" office:value-type="float" office:value="11000" calcext:value-type="float">
            <text:p>1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 -4540980512478936 Tarjeta de Crédito $RD</text:p>
          </table:table-cell>
          <table:table-cell office:value-type="float" office:value="5401317374" calcext:value-type="float">
            <text:p>5401317374</text:p>
          </table:table-cell>
          <table:table-cell office:value-type="string" calcext:value-type="string">
            <text:p>LOPEZ COLLADO, ROBERTO DE JESUS</text:p>
          </table:table-cell>
          <table:table-cell/>
          <table:table-cell office:value-type="string" calcext:value-type="string">
            <text:p>PCANC - Pago Cancelatorio Deuda Admin.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 table:style-name="ce8" office:value-type="float" office:value="918" calcext:value-type="float">
            <text:p>918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5/03/2020</text:p>
          </table:table-cell>
          <table:table-cell office:value-type="string" calcext:value-type="string">
            <text:p>JEFREISY MEDINA</text:p>
          </table:table-cell>
          <table:table-cell/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2" office:value-type="string" calcext:value-type="string">
            <text:p>05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D$</text:p>
          </table:table-cell>
          <table:table-cell table:formula="of:=IF([.H143]=&quot;USD&quot;;[.G143]*54.23;[.G143])" office:value-type="float" office:value="2000" calcext:value-type="float">
            <text:p>2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59410000226379 Tarjeta de Crédito $RD</text:p>
          </table:table-cell>
          <table:table-cell office:value-type="float" office:value="110609310" calcext:value-type="float">
            <text:p>110609310</text:p>
          </table:table-cell>
          <table:table-cell office:value-type="string" calcext:value-type="string">
            <text:p>ELIAS HERNANDEZ, NANCY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 table:style-name="ce8" office:value-type="float" office:value="1352" calcext:value-type="float">
            <text:p>1352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5/03/2020</text:p>
          </table:table-cell>
          <table:table-cell office:value-type="string" calcext:value-type="string">
            <text:p>JEFREISY MEDINA</text:p>
          </table:table-cell>
          <table:table-cell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2" office:value-type="string" calcext:value-type="string">
            <text:p>05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D$</text:p>
          </table:table-cell>
          <table:table-cell table:formula="of:=IF([.H144]=&quot;USD&quot;;[.G144]*54.23;[.G144])" office:value-type="float" office:value="1500" calcext:value-type="float">
            <text:p>1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10870000842657 Tarjeta de Crédito $RD</text:p>
          </table:table-cell>
          <table:table-cell office:value-type="float" office:value="115276859" calcext:value-type="float">
            <text:p>115276859</text:p>
          </table:table-cell>
          <table:table-cell office:value-type="string" calcext:value-type="string">
            <text:p>GERMAN PEREZ, RAMON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Reservas</text:p>
          </table:table-cell>
          <table:table-cell office:value-type="string" calcext:value-type="string">
            <text:p>u25545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5/03/2020</text:p>
          </table:table-cell>
          <table:table-cell office:value-type="string" calcext:value-type="string">
            <text:p>JEFREISY MEDINA</text:p>
          </table:table-cell>
          <table:table-cell/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2" office:value-type="string" calcext:value-type="string">
            <text:p>06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16 - Jesus Meran</text:p>
          </table:table-cell>
          <table:table-cell office:value-type="string" calcext:value-type="string">
            <text:p>RD$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D$</text:p>
          </table:table-cell>
          <table:table-cell table:formula="of:=IF([.H145]=&quot;USD&quot;;[.G145]*54.23;[.G145])" office:value-type="float" office:value="1500" calcext:value-type="float">
            <text:p>1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88760015515751 Tarjeta de Crédito $RD</text:p>
          </table:table-cell>
          <table:table-cell office:value-type="float" office:value="6800507706" calcext:value-type="float">
            <text:p>6800507706</text:p>
          </table:table-cell>
          <table:table-cell office:value-type="string" calcext:value-type="string">
            <text:p>CHACON SANCHEZ, YOGEYDI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 table:style-name="ce8" office:value-type="float" office:value="2.02003051849493E+019" calcext:value-type="float">
            <text:p>2.02003051849493E+019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6/03/2020</text:p>
          </table:table-cell>
          <table:table-cell office:value-type="string" calcext:value-type="string">
            <text:p>CINDY CLASE</text:p>
          </table:table-cell>
          <table:table-cell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2" office:value-type="string" calcext:value-type="string">
            <text:p>06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146]=&quot;USD&quot;;[.G146]*54.23;[.G146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63340504194144 Tarjeta de Crédito $RD</text:p>
          </table:table-cell>
          <table:table-cell office:value-type="float" office:value="22301328039" calcext:value-type="float">
            <text:p>22301328039</text:p>
          </table:table-cell>
          <table:table-cell office:value-type="string" calcext:value-type="string">
            <text:p>GERALDO, NINDIA ALMEID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Reservas</text:p>
          </table:table-cell>
          <table:table-cell office:value-type="string" calcext:value-type="string">
            <text:p>u25937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6/03/2020</text:p>
          </table:table-cell>
          <table:table-cell office:value-type="string" calcext:value-type="string">
            <text:p>JEFREISY MEDINA</text:p>
          </table:table-cell>
          <table:table-cell/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2" office:value-type="string" calcext:value-type="string">
            <text:p>06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D$</text:p>
          </table:table-cell>
          <table:table-cell table:formula="of:=IF([.H147]=&quot;USD&quot;;[.G147]*54.23;[.G147])" office:value-type="float" office:value="2500" calcext:value-type="float">
            <text:p>2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859570500547787 Tarjeta de Crédito $RD</text:p>
          </table:table-cell>
          <table:table-cell office:value-type="float" office:value="101814747" calcext:value-type="float">
            <text:p>101814747</text:p>
          </table:table-cell>
          <table:table-cell office:value-type="string" calcext:value-type="string">
            <text:p>LORA DUARTE, MANUEL ANTONIO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 table:style-name="ce8" office:value-type="float" office:value="1943" calcext:value-type="float">
            <text:p>1943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6/03/2020</text:p>
          </table:table-cell>
          <table:table-cell office:value-type="string" calcext:value-type="string">
            <text:p>DARLENYS MEJÍA</text:p>
          </table:table-cell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2" office:value-type="string" calcext:value-type="string">
            <text:p>06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148]=&quot;USD&quot;;[.G148]*54.23;[.G148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63340503938814 Tarjeta de Crédito $RD</text:p>
          </table:table-cell>
          <table:table-cell office:value-type="float" office:value="2000067526" calcext:value-type="float">
            <text:p>2000067526</text:p>
          </table:table-cell>
          <table:table-cell office:value-type="string" calcext:value-type="string">
            <text:p>VOLQUEZ GUZMAN, WENDY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 table:style-name="ce8" office:value-type="float" office:value="1941" calcext:value-type="float">
            <text:p>1941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6/03/2020</text:p>
          </table:table-cell>
          <table:table-cell office:value-type="string" calcext:value-type="string">
            <text:p>NAIROBY VINICIO</text:p>
          </table:table-cell>
          <table:table-cell/>
        </table:table-row>
        <table:table-row table:style-name="ro1">
          <table:table-cell office:value-type="float" office:value="1815" calcext:value-type="float">
            <text:p>1815</text:p>
          </table:table-cell>
          <table:table-cell table:number-columns-repeated="2" office:value-type="string" calcext:value-type="string">
            <text:p>06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149]=&quot;USD&quot;;[.G149]*54.23;[.G149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59410000756813 Tarjeta de Crédito $RD</text:p>
          </table:table-cell>
          <table:table-cell office:value-type="float" office:value="1800737247" calcext:value-type="float">
            <text:p>1800737247</text:p>
          </table:table-cell>
          <table:table-cell office:value-type="string" calcext:value-type="string">
            <text:p>MORETA MORETA, MAGNOLI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Reservas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6/03/2020</text:p>
          </table:table-cell>
          <table:table-cell office:value-type="string" calcext:value-type="string">
            <text:p>EVA BRITO</text:p>
          </table:table-cell>
          <table:table-cell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2" office:value-type="string" calcext:value-type="string">
            <text:p>06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D$</text:p>
          </table:table-cell>
          <table:table-cell table:formula="of:=IF([.H150]=&quot;USD&quot;;[.G150]*54.23;[.G150])" office:value-type="float" office:value="1500" calcext:value-type="float">
            <text:p>1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63340504147514 Tarjeta de Crédito $RD</text:p>
          </table:table-cell>
          <table:table-cell office:value-type="float" office:value="5401185888" calcext:value-type="float">
            <text:p>5401185888</text:p>
          </table:table-cell>
          <table:table-cell office:value-type="string" calcext:value-type="string">
            <text:p>CASTILLO GOMEZ, JOSE MIGUEL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6/03/2020</text:p>
          </table:table-cell>
          <table:table-cell office:value-type="string" calcext:value-type="string">
            <text:p>EVA BRITO</text:p>
          </table:table-cell>
          <table:table-cell/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2" office:value-type="string" calcext:value-type="string">
            <text:p>06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D$</text:p>
          </table:table-cell>
          <table:table-cell table:formula="of:=IF([.H151]=&quot;USD&quot;;[.G151]*54.23;[.G151])" office:value-type="float" office:value="500" calcext:value-type="float">
            <text:p>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63340503922420 Tarjeta de Crédito $RD</text:p>
          </table:table-cell>
          <table:table-cell office:value-type="float" office:value="22500603331" calcext:value-type="float">
            <text:p>22500603331</text:p>
          </table:table-cell>
          <table:table-cell office:value-type="string" calcext:value-type="string">
            <text:p>ENCARNACION FELIZ, VALENTIN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 table:style-name="ce8" office:value-type="float" office:value="3842" calcext:value-type="float">
            <text:p>3842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6/03/2020</text:p>
          </table:table-cell>
          <table:table-cell office:value-type="string" calcext:value-type="string">
            <text:p>DARLENYS MEJÍA</text:p>
          </table:table-cell>
          <table:table-cell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2" office:value-type="string" calcext:value-type="string">
            <text:p>06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RD$</text:p>
          </table:table-cell>
          <table:table-cell table:formula="of:=IF([.H152]=&quot;USD&quot;;[.G152]*54.23;[.G152])" office:value-type="float" office:value="4000" calcext:value-type="float">
            <text:p>4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88760015746398 Tarjeta de Crédito $RD</text:p>
          </table:table-cell>
          <table:table-cell office:value-type="float" office:value="40220937987" calcext:value-type="float">
            <text:p>40220937987</text:p>
          </table:table-cell>
          <table:table-cell office:value-type="string" calcext:value-type="string">
            <text:p>RODRIGUEZ CABRAL, JORGE ADALBERTO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6/03/2020</text:p>
          </table:table-cell>
          <table:table-cell office:value-type="string" calcext:value-type="string">
            <text:p>EVA BRITO</text:p>
          </table:table-cell>
          <table:table-cell/>
        </table:table-row>
        <table:table-row table:style-name="ro1">
          <table:table-cell office:value-type="float" office:value="1819" calcext:value-type="float">
            <text:p>1819</text:p>
          </table:table-cell>
          <table:table-cell table:number-columns-repeated="2" office:value-type="string" calcext:value-type="string">
            <text:p>06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RD$</text:p>
          </table:table-cell>
          <table:table-cell table:formula="of:=IF([.H153]=&quot;USD&quot;;[.G153]*54.23;[.G153])" office:value-type="float" office:value="8000" calcext:value-type="float">
            <text:p>8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 -5488760015892309 Tarjeta de Crédito $RD</text:p>
          </table:table-cell>
          <table:table-cell office:value-type="float" office:value="40200609382" calcext:value-type="float">
            <text:p>40200609382</text:p>
          </table:table-cell>
          <table:table-cell office:value-type="string" calcext:value-type="string">
            <text:p>LIZARDO PERALTA, ALAM ODALIS</text:p>
          </table:table-cell>
          <table:table-cell/>
          <table:table-cell office:value-type="string" calcext:value-type="string">
            <text:p>PCANC - Pago Cancelatorio Deuda Admin.</text:p>
          </table:table-cell>
          <table:table-cell office:value-type="string" calcext:value-type="string">
            <text:p>EFECTIVO - Efectivo</text:p>
          </table:table-cell>
          <table:table-cell office:value-type="string" calcext:value-type="string">
            <text:p>Sin Informar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6/03/2020</text:p>
          </table:table-cell>
          <table:table-cell office:value-type="string" calcext:value-type="string">
            <text:p>EMELY ROBINSON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2" office:value-type="string" calcext:value-type="string">
            <text:p>06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154]=&quot;USD&quot;;[.G154]*54.23;[.G154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40980512983877 Tarjeta de Crédito $RD</text:p>
          </table:table-cell>
          <table:table-cell office:value-type="float" office:value="22600208650" calcext:value-type="float">
            <text:p>22600208650</text:p>
          </table:table-cell>
          <table:table-cell office:value-type="string" calcext:value-type="string">
            <text:p>RINCON, BRAULIO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6/03/2020</text:p>
          </table:table-cell>
          <table:table-cell office:value-type="string" calcext:value-type="string">
            <text:p>EVA BRITO</text:p>
          </table:table-cell>
          <table:table-cell/>
        </table:table-row>
        <table:table-row table:style-name="ro1">
          <table:table-cell office:value-type="float" office:value="1821" calcext:value-type="float">
            <text:p>1821</text:p>
          </table:table-cell>
          <table:table-cell table:number-columns-repeated="2" office:value-type="string" calcext:value-type="string">
            <text:p>06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155]=&quot;USD&quot;;[.G155]*54.23;[.G155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59410000729448 Tarjeta de Crédito $RD</text:p>
          </table:table-cell>
          <table:table-cell office:value-type="float" office:value="40200658611" calcext:value-type="float">
            <text:p>40200658611</text:p>
          </table:table-cell>
          <table:table-cell office:value-type="string" calcext:value-type="string">
            <text:p>BALDERA CAMARENA, LEONANYE NICOLE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6/03/2020</text:p>
          </table:table-cell>
          <table:table-cell office:value-type="string" calcext:value-type="string">
            <text:p>EVA BRITO</text:p>
          </table:table-cell>
          <table:table-cell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2" office:value-type="string" calcext:value-type="string">
            <text:p>06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D$</text:p>
          </table:table-cell>
          <table:table-cell table:formula="of:=IF([.H156]=&quot;USD&quot;;[.G156]*54.23;[.G156])" office:value-type="float" office:value="2000" calcext:value-type="float">
            <text:p>2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63340504010563 Tarjeta de Crédito $RD</text:p>
          </table:table-cell>
          <table:table-cell office:value-type="float" office:value="8700176475" calcext:value-type="float">
            <text:p>8700176475</text:p>
          </table:table-cell>
          <table:table-cell office:value-type="string" calcext:value-type="string">
            <text:p>SALCEDO FRIAS, CARMEN ROSANN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6/03/2020</text:p>
          </table:table-cell>
          <table:table-cell office:value-type="string" calcext:value-type="string">
            <text:p>EVA BRITO</text:p>
          </table:table-cell>
          <table:table-cell/>
        </table:table-row>
        <table:table-row table:style-name="ro1">
          <table:table-cell office:value-type="float" office:value="1823" calcext:value-type="float">
            <text:p>1823</text:p>
          </table:table-cell>
          <table:table-cell table:number-columns-repeated="2" office:value-type="string" calcext:value-type="string">
            <text:p>06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D$</text:p>
          </table:table-cell>
          <table:table-cell table:formula="of:=IF([.H157]=&quot;USD&quot;;[.G157]*54.23;[.G157])" office:value-type="float" office:value="2000" calcext:value-type="float">
            <text:p>2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10870000142140 Tarjeta de Crédito $RD</text:p>
          </table:table-cell>
          <table:table-cell office:value-type="float" office:value="119116366" calcext:value-type="float">
            <text:p>119116366</text:p>
          </table:table-cell>
          <table:table-cell office:value-type="string" calcext:value-type="string">
            <text:p>ELIAS ACENCIO, GENESIS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Reservas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6/03/2020</text:p>
          </table:table-cell>
          <table:table-cell office:value-type="string" calcext:value-type="string">
            <text:p>EVA BRITO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2" office:value-type="string" calcext:value-type="string">
            <text:p>06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RD$</text:p>
          </table:table-cell>
          <table:table-cell table:formula="of:=IF([.H158]=&quot;USD&quot;;[.G158]*54.23;[.G158])" office:value-type="float" office:value="3200" calcext:value-type="float">
            <text:p>32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9013680000368527 Tarjeta de Crédito $RD</text:p>
          </table:table-cell>
          <table:table-cell office:value-type="float" office:value="22300912882" calcext:value-type="float">
            <text:p>22300912882</text:p>
          </table:table-cell>
          <table:table-cell office:value-type="string" calcext:value-type="string">
            <text:p>BRITO CABRERA, JOEL RAFAEL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Reservas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6/03/2020</text:p>
          </table:table-cell>
          <table:table-cell office:value-type="string" calcext:value-type="string">
            <text:p>DIRINE ENCARNACION</text:p>
          </table:table-cell>
          <table:table-cell/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2" office:value-type="string" calcext:value-type="string">
            <text:p>06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D$</text:p>
          </table:table-cell>
          <table:table-cell table:formula="of:=IF([.H159]=&quot;USD&quot;;[.G159]*54.23;[.G159])" office:value-type="float" office:value="800" calcext:value-type="float">
            <text:p>8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8013680500923112 Tarjeta de Crédito $RD</text:p>
          </table:table-cell>
          <table:table-cell office:value-type="float" office:value="3200169161" calcext:value-type="float">
            <text:p>3200169161</text:p>
          </table:table-cell>
          <table:table-cell office:value-type="string" calcext:value-type="string">
            <text:p>ROMAN, JUAN EDUARDO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6/03/2020</text:p>
          </table:table-cell>
          <table:table-cell office:value-type="string" calcext:value-type="string">
            <text:p>DIRINE ENCARNACION</text:p>
          </table:table-cell>
          <table:table-cell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2" office:value-type="string" calcext:value-type="string">
            <text:p>06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D$</text:p>
          </table:table-cell>
          <table:table-cell table:formula="of:=IF([.H160]=&quot;USD&quot;;[.G160]*54.23;[.G160])" office:value-type="float" office:value="500" calcext:value-type="float">
            <text:p>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40980511680060 Tarjeta de Crédito $RD</text:p>
          </table:table-cell>
          <table:table-cell office:value-type="float" office:value="3103920652" calcext:value-type="float">
            <text:p>3103920652</text:p>
          </table:table-cell>
          <table:table-cell office:value-type="string" calcext:value-type="string">
            <text:p>JEREZ GARCIA, EVELIN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6/03/2020</text:p>
          </table:table-cell>
          <table:table-cell office:value-type="string" calcext:value-type="string">
            <text:p>DIRINE ENCARNACION</text:p>
          </table:table-cell>
          <table:table-cell/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2" office:value-type="string" calcext:value-type="string">
            <text:p>06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3423" calcext:value-type="float">
            <text:p>3423</text:p>
          </table:table-cell>
          <table:table-cell office:value-type="string" calcext:value-type="string">
            <text:p>RD$</text:p>
          </table:table-cell>
          <table:table-cell table:formula="of:=IF([.H161]=&quot;USD&quot;;[.G161]*54.23;[.G161])" office:value-type="float" office:value="3423" calcext:value-type="float">
            <text:p>3423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88760015858987 Tarjeta de Crédito $RD</text:p>
          </table:table-cell>
          <table:table-cell office:value-type="float" office:value="8400155415" calcext:value-type="float">
            <text:p>8400155415</text:p>
          </table:table-cell>
          <table:table-cell office:value-type="string" calcext:value-type="string">
            <text:p>VALDEZ BAUTISTA, YONATHAN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EFECTIVO - Efectivo</text:p>
          </table:table-cell>
          <table:table-cell office:value-type="string" calcext:value-type="string">
            <text:p>BanReservas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6/03/2020</text:p>
          </table:table-cell>
          <table:table-cell office:value-type="string" calcext:value-type="string">
            <text:p>DIRINE ENCARNACION</text:p>
          </table:table-cell>
          <table:table-cell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2" office:value-type="string" calcext:value-type="string">
            <text:p>06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162]=&quot;USD&quot;;[.G162]*54.23;[.G162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63340503808173 Tarjeta de Crédito $RD</text:p>
          </table:table-cell>
          <table:table-cell office:value-type="float" office:value="6400235120" calcext:value-type="float">
            <text:p>6400235120</text:p>
          </table:table-cell>
          <table:table-cell office:value-type="string" calcext:value-type="string">
            <text:p>GONZALEZ MARTINEZ, HANSEL RAFAEL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Reservas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6/03/2020</text:p>
          </table:table-cell>
          <table:table-cell office:value-type="string" calcext:value-type="string">
            <text:p>DIRINE ENCARNACION</text:p>
          </table:table-cell>
          <table:table-cell/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2" office:value-type="string" calcext:value-type="string">
            <text:p>06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D$</text:p>
          </table:table-cell>
          <table:table-cell table:formula="of:=IF([.H163]=&quot;USD&quot;;[.G163]*54.23;[.G163])" office:value-type="float" office:value="2000" calcext:value-type="float">
            <text:p>2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88770010717187 Tarjeta de Crédito $RD</text:p>
          </table:table-cell>
          <table:table-cell office:value-type="float" office:value="108599002" calcext:value-type="float">
            <text:p>108599002</text:p>
          </table:table-cell>
          <table:table-cell office:value-type="string" calcext:value-type="string">
            <text:p>MORA DE LOS SANTOS, CLARA ELEN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6/03/2020</text:p>
          </table:table-cell>
          <table:table-cell office:value-type="string" calcext:value-type="string">
            <text:p>DIRINE ENCARNACION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2" office:value-type="string" calcext:value-type="string">
            <text:p>06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164]=&quot;USD&quot;;[.G164]*54.23;[.G164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63340503900848 Tarjeta de Crédito $RD</text:p>
          </table:table-cell>
          <table:table-cell office:value-type="float" office:value="111106225" calcext:value-type="float">
            <text:p>111106225</text:p>
          </table:table-cell>
          <table:table-cell office:value-type="string" calcext:value-type="string">
            <text:p>MARTINEZ CRUZ, LUIS BARTOLO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6/03/2020</text:p>
          </table:table-cell>
          <table:table-cell office:value-type="string" calcext:value-type="string">
            <text:p>EVA BRITO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table:number-columns-repeated="2" office:value-type="string" calcext:value-type="string">
            <text:p>06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165]=&quot;USD&quot;;[.G165]*54.23;[.G165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793040000057934 Tarjeta de Crédito $RD</text:p>
          </table:table-cell>
          <table:table-cell office:value-type="float" office:value="2800543817" calcext:value-type="float">
            <text:p>2800543817</text:p>
          </table:table-cell>
          <table:table-cell office:value-type="string" calcext:value-type="string">
            <text:p>SANCHEZ PINEDA, MANUEL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Reservas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6/03/2020</text:p>
          </table:table-cell>
          <table:table-cell office:value-type="string" calcext:value-type="string">
            <text:p>DIRINE ENCARNACION</text:p>
          </table:table-cell>
          <table:table-cell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2" office:value-type="string" calcext:value-type="string">
            <text:p>06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166]=&quot;USD&quot;;[.G166]*54.23;[.G166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63340503894470 Tarjeta de Crédito $RD</text:p>
          </table:table-cell>
          <table:table-cell office:value-type="float" office:value="40223424538" calcext:value-type="float">
            <text:p>40223424538</text:p>
          </table:table-cell>
          <table:table-cell office:value-type="string" calcext:value-type="string">
            <text:p>YAN TOUSSAIN, HONORIO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6/03/2020</text:p>
          </table:table-cell>
          <table:table-cell office:value-type="string" calcext:value-type="string">
            <text:p>DIRINE ENCARNACION</text:p>
          </table:table-cell>
          <table:table-cell/>
        </table:table-row>
        <table:table-row table:style-name="ro1">
          <table:table-cell office:value-type="float" office:value="1833" calcext:value-type="float">
            <text:p>1833</text:p>
          </table:table-cell>
          <table:table-cell table:number-columns-repeated="2" office:value-type="string" calcext:value-type="string">
            <text:p>06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D$</text:p>
          </table:table-cell>
          <table:table-cell table:formula="of:=IF([.H167]=&quot;USD&quot;;[.G167]*54.23;[.G167])" office:value-type="float" office:value="2000" calcext:value-type="float">
            <text:p>2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9013680000239488 Tarjeta de Crédito $RD</text:p>
          </table:table-cell>
          <table:table-cell office:value-type="float" office:value="2600991422" calcext:value-type="float">
            <text:p>2600991422</text:p>
          </table:table-cell>
          <table:table-cell office:value-type="string" calcext:value-type="string">
            <text:p>GONZALEZ JIMENEZ, QUISQUEY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6/03/2020</text:p>
          </table:table-cell>
          <table:table-cell office:value-type="string" calcext:value-type="string">
            <text:p>DIRINE ENCARNACION</text:p>
          </table:table-cell>
          <table:table-cell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2" office:value-type="string" calcext:value-type="string">
            <text:p>06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D$</text:p>
          </table:table-cell>
          <table:table-cell table:formula="of:=IF([.H168]=&quot;USD&quot;;[.G168]*54.23;[.G168])" office:value-type="float" office:value="2000" calcext:value-type="float">
            <text:p>2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8013680500748113 Tarjeta de Crédito $RD</text:p>
          </table:table-cell>
          <table:table-cell office:value-type="float" office:value="8100119539" calcext:value-type="float">
            <text:p>8100119539</text:p>
          </table:table-cell>
          <table:table-cell office:value-type="string" calcext:value-type="string">
            <text:p>DE LOS SANTOS TEJADA, LISSETTE GRISEL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Reservas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6/03/2020</text:p>
          </table:table-cell>
          <table:table-cell office:value-type="string" calcext:value-type="string">
            <text:p>DIRINE ENCARNACION</text:p>
          </table:table-cell>
          <table:table-cell/>
        </table:table-row>
        <table:table-row table:style-name="ro1">
          <table:table-cell office:value-type="float" office:value="1835" calcext:value-type="float">
            <text:p>1835</text:p>
          </table:table-cell>
          <table:table-cell table:number-columns-repeated="2" office:value-type="string" calcext:value-type="string">
            <text:p>06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D$</text:p>
          </table:table-cell>
          <table:table-cell table:formula="of:=IF([.H169]=&quot;USD&quot;;[.G169]*54.23;[.G169])" office:value-type="float" office:value="2000" calcext:value-type="float">
            <text:p>2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9013680000956784 Tarjeta de Crédito $RD</text:p>
          </table:table-cell>
          <table:table-cell office:value-type="float" office:value="1000034486" calcext:value-type="float">
            <text:p>1000034486</text:p>
          </table:table-cell>
          <table:table-cell office:value-type="string" calcext:value-type="string">
            <text:p>FIGUEREO VALDEZ, ANGELA TERESIT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6/03/2020</text:p>
          </table:table-cell>
          <table:table-cell office:value-type="string" calcext:value-type="string">
            <text:p>DIRINE ENCARNACION</text:p>
          </table:table-cell>
          <table:table-cell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2" office:value-type="string" calcext:value-type="string">
            <text:p>06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1600" calcext:value-type="float">
            <text:p>21600</text:p>
          </table:table-cell>
          <table:table-cell office:value-type="string" calcext:value-type="string">
            <text:p>RD$</text:p>
          </table:table-cell>
          <table:table-cell table:formula="of:=IF([.H170]=&quot;USD&quot;;[.G170]*54.23;[.G170])" office:value-type="float" office:value="21600" calcext:value-type="float">
            <text:p>216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 -4563340503734171 Tarjeta de Crédito $RD</text:p>
          </table:table-cell>
          <table:table-cell office:value-type="float" office:value="22400646570" calcext:value-type="float">
            <text:p>22400646570</text:p>
          </table:table-cell>
          <table:table-cell office:value-type="string" calcext:value-type="string">
            <text:p>ROJAS HERNANDEZ, EDWARD FRANCISCO</text:p>
          </table:table-cell>
          <table:table-cell/>
          <table:table-cell office:value-type="string" calcext:value-type="string">
            <text:p>PCANC - Pago Cancelatorio Deuda Admin.</text:p>
          </table:table-cell>
          <table:table-cell office:value-type="string" calcext:value-type="string">
            <text:p>CHEQUE - Cheque</text:p>
          </table:table-cell>
          <table:table-cell office:value-type="string" calcext:value-type="string">
            <text:p>Banco Popular Dominicano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6/03/2020</text:p>
          </table:table-cell>
          <table:table-cell office:value-type="string" calcext:value-type="string">
            <text:p>DIRINE ENCARNACION</text:p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table:number-columns-repeated="2" office:value-type="string" calcext:value-type="string">
            <text:p>06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D$</text:p>
          </table:table-cell>
          <table:table-cell table:formula="of:=IF([.H171]=&quot;USD&quot;;[.G171]*54.23;[.G171])" office:value-type="float" office:value="2000" calcext:value-type="float">
            <text:p>2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8013680500948945 Tarjeta de Crédito $RD</text:p>
          </table:table-cell>
          <table:table-cell office:value-type="float" office:value="2300134414" calcext:value-type="float">
            <text:p>2300134414</text:p>
          </table:table-cell>
          <table:table-cell office:value-type="string" calcext:value-type="string">
            <text:p>FELIPE BATISTA, FELICI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6/03/2020</text:p>
          </table:table-cell>
          <table:table-cell office:value-type="string" calcext:value-type="string">
            <text:p>DIRINE ENCARNACION</text:p>
          </table:table-cell>
          <table:table-cell/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2" office:value-type="string" calcext:value-type="string">
            <text:p>06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RD$</text:p>
          </table:table-cell>
          <table:table-cell table:formula="of:=IF([.H172]=&quot;USD&quot;;[.G172]*54.23;[.G172])" office:value-type="float" office:value="15000" calcext:value-type="float">
            <text:p>15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 -8013680500771842 Tarjeta de Crédito $RD</text:p>
          </table:table-cell>
          <table:table-cell office:value-type="float" office:value="119007953" calcext:value-type="float">
            <text:p>119007953</text:p>
          </table:table-cell>
          <table:table-cell office:value-type="string" calcext:value-type="string">
            <text:p>BORQUE GARCIA, HECTOR</text:p>
          </table:table-cell>
          <table:table-cell/>
          <table:table-cell office:value-type="string" calcext:value-type="string">
            <text:p>PCANC - Pago Cancelatorio Deuda Admin.</text:p>
          </table:table-cell>
          <table:table-cell office:value-type="string" calcext:value-type="string">
            <text:p>CHEQUE - Cheque</text:p>
          </table:table-cell>
          <table:table-cell office:value-type="string" calcext:value-type="string">
            <text:p>Banco Popular Dominicano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6/03/2020</text:p>
          </table:table-cell>
          <table:table-cell office:value-type="string" calcext:value-type="string">
            <text:p>DIRINE ENCARNACION</text:p>
          </table:table-cell>
          <table:table-cell/>
        </table:table-row>
        <table:table-row table:style-name="ro1">
          <table:table-cell office:value-type="float" office:value="1839" calcext:value-type="float">
            <text:p>1839</text:p>
          </table:table-cell>
          <table:table-cell table:number-columns-repeated="2" office:value-type="string" calcext:value-type="string">
            <text:p>06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173]=&quot;USD&quot;;[.G173]*54.23;[.G173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9013680000204144 Tarjeta de Crédito $RD</text:p>
          </table:table-cell>
          <table:table-cell office:value-type="float" office:value="800239154" calcext:value-type="float">
            <text:p>800239154</text:p>
          </table:table-cell>
          <table:table-cell office:value-type="string" calcext:value-type="string">
            <text:p>CASTRO PIMENTEL, DWARDY VICENTE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6/03/2020</text:p>
          </table:table-cell>
          <table:table-cell office:value-type="string" calcext:value-type="string">
            <text:p>CARLA PAYANO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2" office:value-type="string" calcext:value-type="string">
            <text:p>06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D$</text:p>
          </table:table-cell>
          <table:table-cell table:formula="of:=IF([.H174]=&quot;USD&quot;;[.G174]*54.23;[.G174])" office:value-type="float" office:value="2000" calcext:value-type="float">
            <text:p>2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10870000333384 Tarjeta de Crédito $RD</text:p>
          </table:table-cell>
          <table:table-cell office:value-type="float" office:value="101863405" calcext:value-type="float">
            <text:p>101863405</text:p>
          </table:table-cell>
          <table:table-cell office:value-type="string" calcext:value-type="string">
            <text:p>SANCHEZ LOPEZ, OHELMIS DARIO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6/03/2020</text:p>
          </table:table-cell>
          <table:table-cell office:value-type="string" calcext:value-type="string">
            <text:p>CARLA PAYANO</text:p>
          </table:table-cell>
          <table:table-cell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2" office:value-type="string" calcext:value-type="string">
            <text:p>06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D$</text:p>
          </table:table-cell>
          <table:table-cell table:formula="of:=IF([.H175]=&quot;USD&quot;;[.G175]*54.23;[.G175])" office:value-type="float" office:value="2000" calcext:value-type="float">
            <text:p>2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8013680500777773 Tarjeta de Crédito $RD</text:p>
          </table:table-cell>
          <table:table-cell office:value-type="float" office:value="22500690791" calcext:value-type="float">
            <text:p>22500690791</text:p>
          </table:table-cell>
          <table:table-cell office:value-type="string" calcext:value-type="string">
            <text:p>MARTINEZ, LUIS GARIVARDY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6/03/2020</text:p>
          </table:table-cell>
          <table:table-cell office:value-type="string" calcext:value-type="string">
            <text:p>YUNIOL ENCARNACION</text:p>
          </table:table-cell>
          <table:table-cell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2" office:value-type="string" calcext:value-type="string">
            <text:p>06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RD$</text:p>
          </table:table-cell>
          <table:table-cell table:formula="of:=IF([.H176]=&quot;USD&quot;;[.G176]*54.23;[.G176])" office:value-type="float" office:value="5000" calcext:value-type="float">
            <text:p>5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8013680500846750 Tarjeta de Crédito $RD</text:p>
          </table:table-cell>
          <table:table-cell office:value-type="float" office:value="111453254" calcext:value-type="float">
            <text:p>111453254</text:p>
          </table:table-cell>
          <table:table-cell office:value-type="string" calcext:value-type="string">
            <text:p>REYES MORENO, JOSE SAVINO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6/03/2020</text:p>
          </table:table-cell>
          <table:table-cell office:value-type="string" calcext:value-type="string">
            <text:p>Elizabeth MARTINEZ</text:p>
          </table:table-cell>
          <table:table-cell/>
        </table:table-row>
        <table:table-row table:style-name="ro1">
          <table:table-cell office:value-type="float" office:value="1843" calcext:value-type="float">
            <text:p>1843</text:p>
          </table:table-cell>
          <table:table-cell table:number-columns-repeated="2" office:value-type="string" calcext:value-type="string">
            <text:p>06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D$</text:p>
          </table:table-cell>
          <table:table-cell table:formula="of:=IF([.H177]=&quot;USD&quot;;[.G177]*54.23;[.G177])" office:value-type="float" office:value="2000" calcext:value-type="float">
            <text:p>2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9013680000551411 Tarjeta de Crédito $RD</text:p>
          </table:table-cell>
          <table:table-cell office:value-type="float" office:value="3103290858" calcext:value-type="float">
            <text:p>3103290858</text:p>
          </table:table-cell>
          <table:table-cell office:value-type="string" calcext:value-type="string">
            <text:p>ROSARIO ALMONTE, GILBERTO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6/03/2020</text:p>
          </table:table-cell>
          <table:table-cell office:value-type="string" calcext:value-type="string">
            <text:p>WENDY PAYANO</text:p>
          </table:table-cell>
          <table:table-cell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2" office:value-type="string" calcext:value-type="string">
            <text:p>07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USD</text:p>
          </table:table-cell>
          <table:table-cell office:value-type="float" office:value="164.7" calcext:value-type="float">
            <text:p>164.7</text:p>
          </table:table-cell>
          <table:table-cell office:value-type="string" calcext:value-type="string">
            <text:p>USD</text:p>
          </table:table-cell>
          <table:table-cell table:formula="of:=IF([.H178]=&quot;USD&quot;;[.G178]*54.23;[.G178])" office:value-type="float" office:value="8931.681" calcext:value-type="float">
            <text:p>8931.681</text:p>
          </table:table-cell>
          <table:table-cell office:value-type="string" calcext:value-type="string">
            <text:p>TJCRU - Tarjeta de Crédito US$</text:p>
          </table:table-cell>
          <table:table-cell office:value-type="string" calcext:value-type="string">
            <text:p>TJCRU -4540980512892524D Tarjeta de Crédito US$</text:p>
          </table:table-cell>
          <table:table-cell office:value-type="float" office:value="2801054202" calcext:value-type="float">
            <text:p>2801054202</text:p>
          </table:table-cell>
          <table:table-cell office:value-type="string" calcext:value-type="string">
            <text:p>BERROA DEL CARMEN, DIORCA FELICIA</text:p>
          </table:table-cell>
          <table:table-cell/>
          <table:table-cell office:value-type="string" calcext:value-type="string">
            <text:p>PCANC - Pago Cancelatorio Deuda Admin.</text:p>
          </table:table-cell>
          <table:table-cell office:value-type="string" calcext:value-type="string">
            <text:p>CHEQUE - Cheque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7/03/2020</text:p>
          </table:table-cell>
          <table:table-cell office:value-type="string" calcext:value-type="string">
            <text:p>DIRINE ENCARNACION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table:number-columns-repeated="2" office:value-type="string" calcext:value-type="string">
            <text:p>07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RD$</text:p>
          </table:table-cell>
          <table:table-cell table:formula="of:=IF([.H179]=&quot;USD&quot;;[.G179]*54.23;[.G179])" office:value-type="float" office:value="4300" calcext:value-type="float">
            <text:p>43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 -4540980512892524 Tarjeta de Crédito $RD</text:p>
          </table:table-cell>
          <table:table-cell office:value-type="float" office:value="2801054202" calcext:value-type="float">
            <text:p>2801054202</text:p>
          </table:table-cell>
          <table:table-cell office:value-type="string" calcext:value-type="string">
            <text:p>BERROA DEL CARMEN, DIORCA FELICIA</text:p>
          </table:table-cell>
          <table:table-cell/>
          <table:table-cell office:value-type="string" calcext:value-type="string">
            <text:p>PCANC - Pago Cancelatorio Deuda Admin.</text:p>
          </table:table-cell>
          <table:table-cell office:value-type="string" calcext:value-type="string">
            <text:p>CHEQUE - Cheque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7/03/2020</text:p>
          </table:table-cell>
          <table:table-cell office:value-type="string" calcext:value-type="string">
            <text:p>DIRINE ENCARNACION</text:p>
          </table:table-cell>
          <table:table-cell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2" office:value-type="string" calcext:value-type="string">
            <text:p>07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D$</text:p>
          </table:table-cell>
          <table:table-cell table:formula="of:=IF([.H180]=&quot;USD&quot;;[.G180]*54.23;[.G180])" office:value-type="float" office:value="2000" calcext:value-type="float">
            <text:p>2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63340503934870 Tarjeta de Crédito $RD</text:p>
          </table:table-cell>
          <table:table-cell office:value-type="float" office:value="201438231" calcext:value-type="float">
            <text:p>201438231</text:p>
          </table:table-cell>
          <table:table-cell office:value-type="string" calcext:value-type="string">
            <text:p>RODRIGUEZ SIERRA, URIEL MANUEL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EFECTIVO - Efectivo</text:p>
          </table:table-cell>
          <table:table-cell office:value-type="string" calcext:value-type="string">
            <text:p>Banco Popular Dominicano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7/03/2020</text:p>
          </table:table-cell>
          <table:table-cell office:value-type="string" calcext:value-type="string">
            <text:p>DIRINE ENCARNACION</text:p>
          </table:table-cell>
          <table:table-cell/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2" office:value-type="string" calcext:value-type="string">
            <text:p>07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8500" calcext:value-type="float">
            <text:p>28500</text:p>
          </table:table-cell>
          <table:table-cell office:value-type="string" calcext:value-type="string">
            <text:p>RD$</text:p>
          </table:table-cell>
          <table:table-cell table:formula="of:=IF([.H181]=&quot;USD&quot;;[.G181]*54.23;[.G181])" office:value-type="float" office:value="28500" calcext:value-type="float">
            <text:p>28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 -9013680000731120 Tarjeta de Crédito $RD</text:p>
          </table:table-cell>
          <table:table-cell office:value-type="float" office:value="3103444620" calcext:value-type="float">
            <text:p>3103444620</text:p>
          </table:table-cell>
          <table:table-cell office:value-type="string" calcext:value-type="string">
            <text:p>FRANCISCO VARGAS, AGUSTINA</text:p>
          </table:table-cell>
          <table:table-cell/>
          <table:table-cell office:value-type="string" calcext:value-type="string">
            <text:p>PCANC - Pago Cancelatorio Deuda Admin.</text:p>
          </table:table-cell>
          <table:table-cell office:value-type="string" calcext:value-type="string">
            <text:p>CHEQUE - Cheque</text:p>
          </table:table-cell>
          <table:table-cell office:value-type="string" calcext:value-type="string">
            <text:p>Banco Popular Dominicano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7/03/2020</text:p>
          </table:table-cell>
          <table:table-cell office:value-type="string" calcext:value-type="string">
            <text:p>DIRINE ENCARNACION</text:p>
          </table:table-cell>
          <table:table-cell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2" office:value-type="string" calcext:value-type="string">
            <text:p>07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D$</text:p>
          </table:table-cell>
          <table:table-cell table:formula="of:=IF([.H182]=&quot;USD&quot;;[.G182]*54.23;[.G182])" office:value-type="float" office:value="500" calcext:value-type="float">
            <text:p>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63340503521420 Tarjeta de Crédito $RD</text:p>
          </table:table-cell>
          <table:table-cell office:value-type="float" office:value="116458456" calcext:value-type="float">
            <text:p>116458456</text:p>
          </table:table-cell>
          <table:table-cell office:value-type="string" calcext:value-type="string">
            <text:p>GOMEZ LARA, ANA MINELY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EFECTIVO - Efectivo</text:p>
          </table:table-cell>
          <table:table-cell office:value-type="string" calcext:value-type="string">
            <text:p>BanReservas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7/03/2020</text:p>
          </table:table-cell>
          <table:table-cell office:value-type="string" calcext:value-type="string">
            <text:p>YUNIOL ENCARNACION</text:p>
          </table:table-cell>
          <table:table-cell/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2" office:value-type="string" calcext:value-type="string">
            <text:p>07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183]=&quot;USD&quot;;[.G183]*54.23;[.G183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8013680500789042 Tarjeta de Crédito $RD</text:p>
          </table:table-cell>
          <table:table-cell office:value-type="float" office:value="3102578105" calcext:value-type="float">
            <text:p>3102578105</text:p>
          </table:table-cell>
          <table:table-cell office:value-type="string" calcext:value-type="string">
            <text:p>TAVAREZ SARANTE, FELIX LEONARDO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7/03/2020</text:p>
          </table:table-cell>
          <table:table-cell office:value-type="string" calcext:value-type="string">
            <text:p>VALERIA JIMENEZ</text:p>
          </table:table-cell>
          <table:table-cell/>
        </table:table-row>
        <table:table-row table:style-name="ro1">
          <table:table-cell office:value-type="float" office:value="1851" calcext:value-type="float">
            <text:p>1851</text:p>
          </table:table-cell>
          <table:table-cell table:number-columns-repeated="2" office:value-type="string" calcext:value-type="string">
            <text:p>09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RD$</text:p>
          </table:table-cell>
          <table:table-cell table:formula="of:=IF([.H184]=&quot;USD&quot;;[.G184]*54.23;[.G184])" office:value-type="float" office:value="2400" calcext:value-type="float">
            <text:p>24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641330000255081 Tarjeta de Crédito $RD</text:p>
          </table:table-cell>
          <table:table-cell office:value-type="float" office:value="119212611" calcext:value-type="float">
            <text:p>119212611</text:p>
          </table:table-cell>
          <table:table-cell office:value-type="string" calcext:value-type="string">
            <text:p>SANTANA LUCIANO, ANGEL LEONIDO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9/03/2020</text:p>
          </table:table-cell>
          <table:table-cell office:value-type="string" calcext:value-type="string">
            <text:p>DIRINE ENCARNACION</text:p>
          </table:table-cell>
          <table:table-cell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2" office:value-type="string" calcext:value-type="string">
            <text:p>09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D$</text:p>
          </table:table-cell>
          <table:table-cell table:formula="of:=IF([.H185]=&quot;USD&quot;;[.G185]*54.23;[.G185])" office:value-type="float" office:value="2000" calcext:value-type="float">
            <text:p>2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63340504102030 Tarjeta de Crédito $RD</text:p>
          </table:table-cell>
          <table:table-cell office:value-type="float" office:value="117736702" calcext:value-type="float">
            <text:p>117736702</text:p>
          </table:table-cell>
          <table:table-cell office:value-type="string" calcext:value-type="string">
            <text:p>ALVAREZ SUSA?A, LUIS ARGENIS</text:p>
          </table:table-cell>
          <table:table-cell/>
          <table:table-cell office:value-type="string" calcext:value-type="string">
            <text:p>PANTMA - Pago Anticipo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 table:style-name="ce8" office:value-type="float" office:value="31" calcext:value-type="float">
            <text:p>31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9/03/2020</text:p>
          </table:table-cell>
          <table:table-cell office:value-type="string" calcext:value-type="string">
            <text:p>Elizabeth MARTINEZ</text:p>
          </table:table-cell>
          <table:table-cell/>
        </table:table-row>
        <table:table-row table:style-name="ro1">
          <table:table-cell office:value-type="float" office:value="1853" calcext:value-type="float">
            <text:p>1853</text:p>
          </table:table-cell>
          <table:table-cell table:number-columns-repeated="2" office:value-type="string" calcext:value-type="string">
            <text:p>09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RD$</text:p>
          </table:table-cell>
          <table:table-cell table:formula="of:=IF([.H186]=&quot;USD&quot;;[.G186]*54.23;[.G186])" office:value-type="float" office:value="13000" calcext:value-type="float">
            <text:p>13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63340504102030 Tarjeta de Crédito $RD</text:p>
          </table:table-cell>
          <table:table-cell office:value-type="float" office:value="117736702" calcext:value-type="float">
            <text:p>117736702</text:p>
          </table:table-cell>
          <table:table-cell office:value-type="string" calcext:value-type="string">
            <text:p>ALVAREZ SUSA?A, LUIS ARGENIS</text:p>
          </table:table-cell>
          <table:table-cell/>
          <table:table-cell office:value-type="string" calcext:value-type="string">
            <text:p>PANTMA - Pago Anticipo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 office:value-type="string" calcext:value-type="string">
            <text:p>Transacción 8394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9/03/2020</text:p>
          </table:table-cell>
          <table:table-cell office:value-type="string" calcext:value-type="string">
            <text:p>Elizabeth MARTINEZ</text:p>
          </table:table-cell>
          <table:table-cell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2" office:value-type="string" calcext:value-type="string">
            <text:p>09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USD</text:p>
          </table:table-cell>
          <table:table-cell office:value-type="float" office:value="56.82" calcext:value-type="float">
            <text:p>56.82</text:p>
          </table:table-cell>
          <table:table-cell office:value-type="string" calcext:value-type="string">
            <text:p>USD</text:p>
          </table:table-cell>
          <table:table-cell table:formula="of:=IF([.H187]=&quot;USD&quot;;[.G187]*54.23;[.G187])" office:value-type="float" office:value="3081.3486" calcext:value-type="float">
            <text:p>3081.3486</text:p>
          </table:table-cell>
          <table:table-cell office:value-type="string" calcext:value-type="string">
            <text:p>TJCRU - Tarjeta de Crédito US$</text:p>
          </table:table-cell>
          <table:table-cell office:value-type="string" calcext:value-type="string">
            <text:p>TJCRU-4540980513095861D Tarjeta de Crédito US$</text:p>
          </table:table-cell>
          <table:table-cell office:value-type="float" office:value="117885202" calcext:value-type="float">
            <text:p>117885202</text:p>
          </table:table-cell>
          <table:table-cell office:value-type="string" calcext:value-type="string">
            <text:p>DE LA CRUZ MA?ON, VICTOR GABRIEL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9/03/2020</text:p>
          </table:table-cell>
          <table:table-cell office:value-type="string" calcext:value-type="string">
            <text:p>DIRINE ENCARNACION</text:p>
          </table:table-cell>
          <table:table-cell/>
        </table:table-row>
        <table:table-row table:style-name="ro1">
          <table:table-cell office:value-type="float" office:value="1855" calcext:value-type="float">
            <text:p>1855</text:p>
          </table:table-cell>
          <table:table-cell table:number-columns-repeated="2" office:value-type="string" calcext:value-type="string">
            <text:p>09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188]=&quot;USD&quot;;[.G188]*54.23;[.G188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88770010442786 Tarjeta de Crédito $RD</text:p>
          </table:table-cell>
          <table:table-cell office:value-type="float" office:value="115074544" calcext:value-type="float">
            <text:p>115074544</text:p>
          </table:table-cell>
          <table:table-cell office:value-type="string" calcext:value-type="string">
            <text:p>HIDALGO PORTES, CLAUDIO ALBERTO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9/03/2020</text:p>
          </table:table-cell>
          <table:table-cell office:value-type="string" calcext:value-type="string">
            <text:p>EVA BRITO</text:p>
          </table:table-cell>
          <table:table-cell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2" office:value-type="string" calcext:value-type="string">
            <text:p>09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3400" calcext:value-type="float">
            <text:p>23400</text:p>
          </table:table-cell>
          <table:table-cell office:value-type="string" calcext:value-type="string">
            <text:p>RD$</text:p>
          </table:table-cell>
          <table:table-cell table:formula="of:=IF([.H189]=&quot;USD&quot;;[.G189]*54.23;[.G189])" office:value-type="float" office:value="23400" calcext:value-type="float">
            <text:p>234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40800521155970 Tarjeta de Crédito $RD</text:p>
          </table:table-cell>
          <table:table-cell office:value-type="float" office:value="22301029546" calcext:value-type="float">
            <text:p>22301029546</text:p>
          </table:table-cell>
          <table:table-cell office:value-type="string" calcext:value-type="string">
            <text:p>MOTA DE LA CRUZ, GABRIEL PORFIRIO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 office:value-type="string" calcext:value-type="string">
            <text:p>Transaccion</text:p>
          </table:table-cell>
          <table:table-cell office:value-type="string" calcext:value-type="string">
            <text:p>Cobro Imputado</text:p>
          </table:table-cell>
          <table:table-cell office:value-type="string" calcext:value-type="string">
            <text:p>09/03/2020</text:p>
          </table:table-cell>
          <table:table-cell office:value-type="string" calcext:value-type="string">
            <text:p>Elizabeth MARTINEZ</text:p>
          </table:table-cell>
          <table:table-cell/>
        </table:table-row>
        <table:table-row table:style-name="ro1">
          <table:table-cell office:value-type="float" office:value="1857" calcext:value-type="float">
            <text:p>1857</text:p>
          </table:table-cell>
          <table:table-cell table:number-columns-repeated="2" office:value-type="string" calcext:value-type="string">
            <text:p>09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D$</text:p>
          </table:table-cell>
          <table:table-cell table:formula="of:=IF([.H190]=&quot;USD&quot;;[.G190]*54.23;[.G190])" office:value-type="float" office:value="3000" calcext:value-type="float">
            <text:p>3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793040000079060 Tarjeta de Crédito $RD</text:p>
          </table:table-cell>
          <table:table-cell office:value-type="float" office:value="13600116514" calcext:value-type="float">
            <text:p>13600116514</text:p>
          </table:table-cell>
          <table:table-cell office:value-type="string" calcext:value-type="string">
            <text:p>DE JESUS BAEZ, VALERIO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9/03/2020</text:p>
          </table:table-cell>
          <table:table-cell office:value-type="string" calcext:value-type="string">
            <text:p>DIRINE ENCARNACION</text:p>
          </table:table-cell>
          <table:table-cell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2" office:value-type="string" calcext:value-type="string">
            <text:p>09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D$</text:p>
          </table:table-cell>
          <table:table-cell table:formula="of:=IF([.H191]=&quot;USD&quot;;[.G191]*54.23;[.G191])" office:value-type="float" office:value="2000" calcext:value-type="float">
            <text:p>2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88760015906547 Tarjeta de Crédito $RD</text:p>
          </table:table-cell>
          <table:table-cell office:value-type="float" office:value="5401322671" calcext:value-type="float">
            <text:p>5401322671</text:p>
          </table:table-cell>
          <table:table-cell office:value-type="string" calcext:value-type="string">
            <text:p>DE LEON RODRIGUEZ, PEDRO LUIS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EFECTIVO - Efectivo</text:p>
          </table:table-cell>
          <table:table-cell office:value-type="string" calcext:value-type="string">
            <text:p>Banco Popular Dominicano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9/03/2020</text:p>
          </table:table-cell>
          <table:table-cell office:value-type="string" calcext:value-type="string">
            <text:p>DIRINE ENCARNACION</text:p>
          </table:table-cell>
          <table:table-cell/>
        </table:table-row>
        <table:table-row table:style-name="ro1">
          <table:table-cell office:value-type="float" office:value="1859" calcext:value-type="float">
            <text:p>1859</text:p>
          </table:table-cell>
          <table:table-cell table:number-columns-repeated="2" office:value-type="string" calcext:value-type="string">
            <text:p>09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867" calcext:value-type="float">
            <text:p>2867</text:p>
          </table:table-cell>
          <table:table-cell office:value-type="string" calcext:value-type="string">
            <text:p>RD$</text:p>
          </table:table-cell>
          <table:table-cell table:formula="of:=IF([.H192]=&quot;USD&quot;;[.G192]*54.23;[.G192])" office:value-type="float" office:value="2867" calcext:value-type="float">
            <text:p>2867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88790026489811 Tarjeta de Crédito $RD</text:p>
          </table:table-cell>
          <table:table-cell office:value-type="float" office:value="4701335285" calcext:value-type="float">
            <text:p>4701335285</text:p>
          </table:table-cell>
          <table:table-cell office:value-type="string" calcext:value-type="string">
            <text:p>ROSARIO FLORENTINO, JORGE LUIS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9/03/2020</text:p>
          </table:table-cell>
          <table:table-cell office:value-type="string" calcext:value-type="string">
            <text:p>CARLA PAYANO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2" office:value-type="string" calcext:value-type="string">
            <text:p>09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D$</text:p>
          </table:table-cell>
          <table:table-cell table:formula="of:=IF([.H193]=&quot;USD&quot;;[.G193]*54.23;[.G193])" office:value-type="float" office:value="2000" calcext:value-type="float">
            <text:p>2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8013680500891806 Tarjeta de Crédito $RD</text:p>
          </table:table-cell>
          <table:table-cell office:value-type="float" office:value="103462206" calcext:value-type="float">
            <text:p>103462206</text:p>
          </table:table-cell>
          <table:table-cell office:value-type="string" calcext:value-type="string">
            <text:p>VARGAS ESTEVES, MIRIAN ADAMILC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Popular Dominicano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9/03/2020</text:p>
          </table:table-cell>
          <table:table-cell office:value-type="string" calcext:value-type="string">
            <text:p>CARLA PAYANO</text:p>
          </table:table-cell>
          <table:table-cell/>
        </table:table-row>
        <table:table-row table:style-name="ro1">
          <table:table-cell office:value-type="float" office:value="1861" calcext:value-type="float">
            <text:p>1861</text:p>
          </table:table-cell>
          <table:table-cell table:number-columns-repeated="2" office:value-type="string" calcext:value-type="string">
            <text:p>09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D$</text:p>
          </table:table-cell>
          <table:table-cell table:formula="of:=IF([.H194]=&quot;USD&quot;;[.G194]*54.23;[.G194])" office:value-type="float" office:value="2000" calcext:value-type="float">
            <text:p>2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40980512801384 Tarjeta de Crédito $RD</text:p>
          </table:table-cell>
          <table:table-cell office:value-type="float" office:value="7100534119" calcext:value-type="float">
            <text:p>7100534119</text:p>
          </table:table-cell>
          <table:table-cell office:value-type="string" calcext:value-type="string">
            <text:p>REGINO DAVID, EDWARD ALTAGRACI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9/03/2020</text:p>
          </table:table-cell>
          <table:table-cell office:value-type="string" calcext:value-type="string">
            <text:p>DIRINE ENCARNACION</text:p>
          </table:table-cell>
          <table:table-cell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2" office:value-type="string" calcext:value-type="string">
            <text:p>09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$</text:p>
          </table:table-cell>
          <table:table-cell table:formula="of:=IF([.H195]=&quot;USD&quot;;[.G195]*54.23;[.G195])" office:value-type="float" office:value="1000" calcext:value-type="float">
            <text:p>1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5459410000470977 Tarjeta de Crédito $RD</text:p>
          </table:table-cell>
          <table:table-cell office:value-type="float" office:value="800166167" calcext:value-type="float">
            <text:p>800166167</text:p>
          </table:table-cell>
          <table:table-cell office:value-type="string" calcext:value-type="string">
            <text:p>RAMIREZ CONCEPCION, ICANI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9/03/2020</text:p>
          </table:table-cell>
          <table:table-cell office:value-type="string" calcext:value-type="string">
            <text:p>WENDY PAYANO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table:number-columns-repeated="2" office:value-type="string" calcext:value-type="string">
            <text:p>09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D$</text:p>
          </table:table-cell>
          <table:table-cell table:formula="of:=IF([.H196]=&quot;USD&quot;;[.G196]*54.23;[.G196])" office:value-type="float" office:value="1500" calcext:value-type="float">
            <text:p>1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8013680500794042 Tarjeta de Crédito $RD</text:p>
          </table:table-cell>
          <table:table-cell office:value-type="float" office:value="4701227938" calcext:value-type="float">
            <text:p>4701227938</text:p>
          </table:table-cell>
          <table:table-cell office:value-type="string" calcext:value-type="string">
            <text:p>DE LA CRUZ PE?A, MARIA ALTAGRACI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Reservas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9/03/2020</text:p>
          </table:table-cell>
          <table:table-cell office:value-type="string" calcext:value-type="string">
            <text:p>DIRINE ENCARNACION</text:p>
          </table:table-cell>
          <table:table-cell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2" office:value-type="string" calcext:value-type="string">
            <text:p>09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USD</text:p>
          </table:table-cell>
          <table:table-cell office:value-type="float" office:value="47.34" calcext:value-type="float">
            <text:p>47.34</text:p>
          </table:table-cell>
          <table:table-cell office:value-type="string" calcext:value-type="string">
            <text:p>USD</text:p>
          </table:table-cell>
          <table:table-cell table:formula="of:=IF([.H197]=&quot;USD&quot;;[.G197]*54.23;[.G197])" office:value-type="float" office:value="2567.2482" calcext:value-type="float">
            <text:p>2567.2482</text:p>
          </table:table-cell>
          <table:table-cell office:value-type="string" calcext:value-type="string">
            <text:p>TJCRU - Tarjeta de Crédito US$</text:p>
          </table:table-cell>
          <table:table-cell office:value-type="string" calcext:value-type="string">
            <text:p>TJCRU-4540980512974082D Tarjeta de Crédito US$</text:p>
          </table:table-cell>
          <table:table-cell office:value-type="float" office:value="117455519" calcext:value-type="float">
            <text:p>117455519</text:p>
          </table:table-cell>
          <table:table-cell office:value-type="string" calcext:value-type="string">
            <text:p>DE LA CRUZ MATEO, JHANDY ARISLEYD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9/03/2020</text:p>
          </table:table-cell>
          <table:table-cell office:value-type="string" calcext:value-type="string">
            <text:p>DIRINE ENCARNACION</text:p>
          </table:table-cell>
          <table:table-cell/>
        </table:table-row>
        <table:table-row table:style-name="ro1">
          <table:table-cell office:value-type="float" office:value="1865" calcext:value-type="float">
            <text:p>1865</text:p>
          </table:table-cell>
          <table:table-cell table:number-columns-repeated="2" office:value-type="string" calcext:value-type="string">
            <text:p>09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D$</text:p>
          </table:table-cell>
          <table:table-cell table:formula="of:=IF([.H198]=&quot;USD&quot;;[.G198]*54.23;[.G198])" office:value-type="float" office:value="500" calcext:value-type="float">
            <text:p>5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-4563340503803794 Tarjeta de Crédito $RD</text:p>
          </table:table-cell>
          <table:table-cell office:value-type="float" office:value="40222105807" calcext:value-type="float">
            <text:p>40222105807</text:p>
          </table:table-cell>
          <table:table-cell office:value-type="string" calcext:value-type="string">
            <text:p>BAEZ ROMERO, ELIZABETH CAROLINA</text:p>
          </table:table-cell>
          <table:table-cell/>
          <table:table-cell office:value-type="string" calcext:value-type="string">
            <text:p>PPARCIALMA - Pago Parcial MA</text:p>
          </table:table-cell>
          <table:table-cell office:value-type="string" calcext:value-type="string">
            <text:p>DEPO - Déposito</text:p>
          </table:table-cell>
          <table:table-cell office:value-type="string" calcext:value-type="string">
            <text:p>BanReservas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9/03/2020</text:p>
          </table:table-cell>
          <table:table-cell office:value-type="string" calcext:value-type="string">
            <text:p>CARLA PAYANO</text:p>
          </table:table-cell>
          <table:table-cell/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2" office:value-type="string" calcext:value-type="string">
            <text:p>09/03/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I - Sin Informar</text:p>
          </table:table-cell>
          <table:table-cell office:value-type="string" calcext:value-type="string">
            <text:p>RD$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RD$</text:p>
          </table:table-cell>
          <table:table-cell table:formula="of:=IF([.H199]=&quot;USD&quot;;[.G199]*54.23;[.G199])" office:value-type="float" office:value="80000" calcext:value-type="float">
            <text:p>80000</text:p>
          </table:table-cell>
          <table:table-cell office:value-type="string" calcext:value-type="string">
            <text:p>TJCRR - Tarjeta de Crédito $RD</text:p>
          </table:table-cell>
          <table:table-cell office:value-type="string" calcext:value-type="string">
            <text:p>TJCRR -8013680500795197 Tarjeta de Crédito $RD</text:p>
          </table:table-cell>
          <table:table-cell office:value-type="float" office:value="111237574" calcext:value-type="float">
            <text:p>111237574</text:p>
          </table:table-cell>
          <table:table-cell office:value-type="string" calcext:value-type="string">
            <text:p>ENCARNACION, GUILLERMO</text:p>
          </table:table-cell>
          <table:table-cell/>
          <table:table-cell office:value-type="string" calcext:value-type="string">
            <text:p>PCANC - Pago Cancelatorio Deuda Admin.</text:p>
          </table:table-cell>
          <table:table-cell office:value-type="string" calcext:value-type="string">
            <text:p>CHEQUE - Cheque</text:p>
          </table:table-cell>
          <table:table-cell office:value-type="string" calcext:value-type="string">
            <text:p>Banco BHD León</text:p>
          </table:table-cell>
          <table:table-cell/>
          <table:table-cell office:value-type="string" calcext:value-type="string">
            <text:p>Cobro Imputado</text:p>
          </table:table-cell>
          <table:table-cell office:value-type="string" calcext:value-type="string">
            <text:p>09/03/2020</text:p>
          </table:table-cell>
          <table:table-cell office:value-type="string" calcext:value-type="string">
            <text:p>DIRINE ENCARNACION</text:p>
          </table:table-cell>
          <table:table-cell/>
        </table:table-row>
        <table:table-row table:style-name="ro1">
          <table:table-cell table:style-name="ce4" office:value-type="float" office:value="1867" calcext:value-type="float">
            <text:p>1867</text:p>
          </table:table-cell>
          <table:table-cell table:number-columns-repeated="2" table:style-name="ce7" office:value-type="string" calcext:value-type="string">
            <text:p>09/03/2020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S/I - Sin Informar</text:p>
          </table:table-cell>
          <table:table-cell table:style-name="ce11" office:value-type="string" calcext:value-type="string">
            <text:p>RD$</text:p>
          </table:table-cell>
          <table:table-cell table:style-name="ce9" office:value-type="float" office:value="1000" calcext:value-type="float">
            <text:p>1000</text:p>
          </table:table-cell>
          <table:table-cell table:style-name="ce11" office:value-type="string" calcext:value-type="string">
            <text:p>RD$</text:p>
          </table:table-cell>
          <table:table-cell table:formula="of:=IF([.H200]=&quot;USD&quot;;[.G200]*54.23;[.G200])" office:value-type="float" office:value="1000" calcext:value-type="float">
            <text:p>1000</text:p>
          </table:table-cell>
          <table:table-cell table:style-name="ce11" office:value-type="string" calcext:value-type="string">
            <text:p>TJCRR - Tarjeta de Crédito $RD</text:p>
          </table:table-cell>
          <table:table-cell table:style-name="ce11" office:value-type="string" calcext:value-type="string">
            <text:p>TJCRR-4641330000139244 Tarjeta de Crédito $RD</text:p>
          </table:table-cell>
          <table:table-cell table:style-name="ce9" office:value-type="float" office:value="40221263003" calcext:value-type="float">
            <text:p>40221263003</text:p>
          </table:table-cell>
          <table:table-cell table:style-name="ce11" office:value-type="string" calcext:value-type="string">
            <text:p>SANCHEZ REINOSO, JASMIN ISABEL</text:p>
          </table:table-cell>
          <table:table-cell table:style-name="ce11"/>
          <table:table-cell table:style-name="ce11" office:value-type="string" calcext:value-type="string">
            <text:p>PPARCIALMA - Pago Parcial MA</text:p>
          </table:table-cell>
          <table:table-cell table:style-name="ce11" office:value-type="string" calcext:value-type="string">
            <text:p>DEPO - Déposito</text:p>
          </table:table-cell>
          <table:table-cell table:style-name="ce11" office:value-type="string" calcext:value-type="string">
            <text:p>Banco Popular Dominicano</text:p>
          </table:table-cell>
          <table:table-cell table:style-name="ce11"/>
          <table:table-cell table:style-name="ce11" office:value-type="string" calcext:value-type="string">
            <text:p>Cobro Imputado</text:p>
          </table:table-cell>
          <table:table-cell table:style-name="ce7" office:value-type="string" calcext:value-type="string">
            <text:p>09/03/2020</text:p>
          </table:table-cell>
          <table:table-cell table:style-name="ce11" office:value-type="string" calcext:value-type="string">
            <text:p>CARLA PAYANO</text:p>
          </table:table-cell>
          <table:table-cell table:style-name="ce14"/>
        </table:table-row>
        <table:table-row table:style-name="ro1">
          <table:table-cell table:style-name="Default" table:number-columns-repeated="6"/>
          <table:table-cell table:style-name="Default" table:formula="of:=SUM([.G7:.G200])" office:value-type="float" office:value="702289.15" calcext:value-type="float">
            <text:p>702289.15</text:p>
          </table:table-cell>
          <table:table-cell table:style-name="Default"/>
          <table:table-cell table:style-name="Default" table:formula="of:=SUM([.I7:.I200])" office:value-type="float" office:value="757328.4377" calcext:value-type="float">
            <text:p>757328.4377</text:p>
          </table:table-cell>
          <table:table-cell table:style-name="Default" table:number-columns-repeated="13"/>
        </table:table-row>
      </table:table>
      <table:named-expressions>
        <table:named-range table:name="HTML_1" table:base-cell-address="$Sheet1.$A$1" table:cell-range-address="$Sheet1.$A$1:.$J$3"/>
        <table:named-range table:name="HTML_2" table:base-cell-address="$Sheet1.$A$1" table:cell-range-address="$Sheet1.$A$4:.$V$200"/>
        <table:named-range table:name="HTML_3" table:base-cell-address="$Sheet1.$A$1" table:cell-range-address="$Sheet1.$A$6:.$V$200"/>
        <table:named-range table:name="HTML_all" table:base-cell-address="$Sheet1.$A$1" table:cell-range-address="$Sheet1.$A$1:.$V$200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22T11:49:31.060000000</dc:date>
    <meta:editing-duration>PT10M31S</meta:editing-duration>
    <meta:editing-cycles>1</meta:editing-cycles>
    <meta:document-statistic meta:table-count="1" meta:cell-count="3775" meta:object-count="0"/>
    <meta:generator>LibreOffice/6.4.3.2$Windows_X86_64 LibreOffice_project/747b5d0ebf89f41c860ec2a39efd7cb15b54f2d8</meta:generator>
  </office:meta>
</office:document-meta>
</file>